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0.163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alltimes1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number-columns-repeated="7" table:default-cell-style-name="Default"/>
        <table:table-column table:style-name="co6" table:default-cell-style-name="Default"/>
        <table:table-column table:style-name="co5" table:number-columns-repeated="12" table:default-cell-style-name="Default"/>
        <table:table-column table:style-name="co7" table:default-cell-style-name="Default"/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3.09346954" calcext:value-type="float">
            <text:p>263.09346954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.82127917" calcext:value-type="float">
            <text:p>66.82127917</text:p>
          </table:table-cell>
          <table:table-cell office:value-type="float" office:value="66.82139424" calcext:value-type="float">
            <text:p>66.82139424</text:p>
          </table:table-cell>
          <table:table-cell office:value-type="float" office:value="66.82189448" calcext:value-type="float">
            <text:p>66.82189448</text:p>
          </table:table-cell>
          <table:table-cell office:value-type="float" office:value="66.82171759" calcext:value-type="float">
            <text:p>66.82171759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.98357608" calcext:value-type="float">
            <text:p>32.98357608</text:p>
          </table:table-cell>
          <table:table-cell office:value-type="float" office:value="32.99245404" calcext:value-type="float">
            <text:p>32.99245404</text:p>
          </table:table-cell>
          <table:table-cell office:value-type="float" office:value="33.01010832" calcext:value-type="float">
            <text:p>33.01010832</text:p>
          </table:table-cell>
          <table:table-cell office:value-type="float" office:value="33.00986758" calcext:value-type="float">
            <text:p>33.00986758</text:p>
          </table:table-cell>
          <table:table-cell office:value-type="float" office:value="33.01024946" calcext:value-type="float">
            <text:p>33.01024946</text:p>
          </table:table-cell>
          <table:table-cell office:value-type="float" office:value="33.01017453" calcext:value-type="float">
            <text:p>33.01017453</text:p>
          </table:table-cell>
          <table:table-cell office:value-type="float" office:value="33.01026511" calcext:value-type="float">
            <text:p>33.01026511</text:p>
          </table:table-cell>
          <table:table-cell office:value-type="float" office:value="33.01013637" calcext:value-type="float">
            <text:p>33.01013637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.0544779" calcext:value-type="float">
            <text:p>22.0544779</text:p>
          </table:table-cell>
          <table:table-cell office:value-type="float" office:value="22.08063316" calcext:value-type="float">
            <text:p>22.08063316</text:p>
          </table:table-cell>
          <table:table-cell office:value-type="float" office:value="22.08061351" calcext:value-type="float">
            <text:p>22.08061351</text:p>
          </table:table-cell>
          <table:table-cell office:value-type="float" office:value="22.11509723" calcext:value-type="float">
            <text:p>22.11509723</text:p>
          </table:table-cell>
          <table:table-cell office:value-type="float" office:value="22.21416453" calcext:value-type="float">
            <text:p>22.21416453</text:p>
          </table:table-cell>
          <table:table-cell office:value-type="float" office:value="22.2141972" calcext:value-type="float">
            <text:p>22.2141972</text:p>
          </table:table-cell>
          <table:table-cell office:value-type="float" office:value="22.21415408" calcext:value-type="float">
            <text:p>22.21415408</text:p>
          </table:table-cell>
          <table:table-cell office:value-type="float" office:value="22.21418801" calcext:value-type="float">
            <text:p>22.21418801</text:p>
          </table:table-cell>
          <table:table-cell office:value-type="float" office:value="22.21419444" calcext:value-type="float">
            <text:p>22.21419444</text:p>
          </table:table-cell>
          <table:table-cell office:value-type="float" office:value="22.21413446" calcext:value-type="float">
            <text:p>22.21413446</text:p>
          </table:table-cell>
          <table:table-cell office:value-type="float" office:value="22.2142171" calcext:value-type="float">
            <text:p>22.2142171</text:p>
          </table:table-cell>
          <table:table-cell office:value-type="float" office:value="22.21412378" calcext:value-type="float">
            <text:p>22.21412378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72678925" calcext:value-type="float">
            <text:p>16.72678925</text:p>
          </table:table-cell>
          <table:table-cell office:value-type="float" office:value="16.72682168" calcext:value-type="float">
            <text:p>16.72682168</text:p>
          </table:table-cell>
          <table:table-cell office:value-type="float" office:value="16.7267554" calcext:value-type="float">
            <text:p>16.7267554</text:p>
          </table:table-cell>
          <table:table-cell office:value-type="float" office:value="16.72671324" calcext:value-type="float">
            <text:p>16.72671324</text:p>
          </table:table-cell>
          <table:table-cell office:value-type="float" office:value="16.72684377" calcext:value-type="float">
            <text:p>16.72684377</text:p>
          </table:table-cell>
          <table:table-cell office:value-type="float" office:value="16.7268424" calcext:value-type="float">
            <text:p>16.7268424</text:p>
          </table:table-cell>
          <table:table-cell office:value-type="float" office:value="16.72680334" calcext:value-type="float">
            <text:p>16.72680334</text:p>
          </table:table-cell>
          <table:table-cell office:value-type="float" office:value="16.72688852" calcext:value-type="float">
            <text:p>16.72688852</text:p>
          </table:table-cell>
          <table:table-cell office:value-type="float" office:value="16.72691295" calcext:value-type="float">
            <text:p>16.72691295</text:p>
          </table:table-cell>
          <table:table-cell office:value-type="float" office:value="16.72682598" calcext:value-type="float">
            <text:p>16.72682598</text:p>
          </table:table-cell>
          <table:table-cell office:value-type="float" office:value="16.72701248" calcext:value-type="float">
            <text:p>16.72701248</text:p>
          </table:table-cell>
          <table:table-cell office:value-type="float" office:value="16.72691776" calcext:value-type="float">
            <text:p>16.72691776</text:p>
          </table:table-cell>
          <table:table-cell office:value-type="float" office:value="16.72693133" calcext:value-type="float">
            <text:p>16.72693133</text:p>
          </table:table-cell>
          <table:table-cell office:value-type="float" office:value="16.73691364" calcext:value-type="float">
            <text:p>16.73691364</text:p>
          </table:table-cell>
          <table:table-cell office:value-type="float" office:value="16.73688536" calcext:value-type="float">
            <text:p>16.73688536</text:p>
          </table:table-cell>
          <table:table-cell office:value-type="float" office:value="16.73684088" calcext:value-type="float">
            <text:p>16.73684088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52699118" calcext:value-type="float">
            <text:p>13.52699118</text:p>
          </table:table-cell>
          <table:table-cell office:value-type="float" office:value="13.52696382" calcext:value-type="float">
            <text:p>13.52696382</text:p>
          </table:table-cell>
          <table:table-cell office:value-type="float" office:value="13.52710288" calcext:value-type="float">
            <text:p>13.52710288</text:p>
          </table:table-cell>
          <table:table-cell office:value-type="float" office:value="13.56785613" calcext:value-type="float">
            <text:p>13.56785613</text:p>
          </table:table-cell>
          <table:table-cell office:value-type="float" office:value="13.5679716" calcext:value-type="float">
            <text:p>13.5679716</text:p>
          </table:table-cell>
          <table:table-cell office:value-type="float" office:value="13.56816014" calcext:value-type="float">
            <text:p>13.56816014</text:p>
          </table:table-cell>
          <table:table-cell office:value-type="float" office:value="13.5681222" calcext:value-type="float">
            <text:p>13.5681222</text:p>
          </table:table-cell>
          <table:table-cell office:value-type="float" office:value="13.56797898" calcext:value-type="float">
            <text:p>13.56797898</text:p>
          </table:table-cell>
          <table:table-cell office:value-type="float" office:value="13.568109" calcext:value-type="float">
            <text:p>13.568109</text:p>
          </table:table-cell>
          <table:table-cell office:value-type="float" office:value="13.56821095" calcext:value-type="float">
            <text:p>13.56821095</text:p>
          </table:table-cell>
          <table:table-cell office:value-type="float" office:value="13.56809341" calcext:value-type="float">
            <text:p>13.56809341</text:p>
          </table:table-cell>
          <table:table-cell office:value-type="float" office:value="13.5682643" calcext:value-type="float">
            <text:p>13.5682643</text:p>
          </table:table-cell>
          <table:table-cell office:value-type="float" office:value="13.56821763" calcext:value-type="float">
            <text:p>13.56821763</text:p>
          </table:table-cell>
          <table:table-cell office:value-type="float" office:value="13.5681565" calcext:value-type="float">
            <text:p>13.5681565</text:p>
          </table:table-cell>
          <table:table-cell office:value-type="float" office:value="13.56824499" calcext:value-type="float">
            <text:p>13.56824499</text:p>
          </table:table-cell>
          <table:table-cell office:value-type="float" office:value="13.56825123" calcext:value-type="float">
            <text:p>13.56825123</text:p>
          </table:table-cell>
          <table:table-cell office:value-type="float" office:value="13.56820558" calcext:value-type="float">
            <text:p>13.56820558</text:p>
          </table:table-cell>
          <table:table-cell office:value-type="float" office:value="13.56824974" calcext:value-type="float">
            <text:p>13.56824974</text:p>
          </table:table-cell>
          <table:table-cell office:value-type="float" office:value="13.56830795" calcext:value-type="float">
            <text:p>13.56830795</text:p>
          </table:table-cell>
          <table:table-cell office:value-type="float" office:value="13.5683005" calcext:value-type="float">
            <text:p>13.5683005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.34567632" calcext:value-type="float">
            <text:p>11.34567632</text:p>
          </table:table-cell>
          <table:table-cell office:value-type="float" office:value="11.34585805" calcext:value-type="float">
            <text:p>11.34585805</text:p>
          </table:table-cell>
          <table:table-cell office:value-type="float" office:value="11.34590544" calcext:value-type="float">
            <text:p>11.34590544</text:p>
          </table:table-cell>
          <table:table-cell office:value-type="float" office:value="11.4052274" calcext:value-type="float">
            <text:p>11.4052274</text:p>
          </table:table-cell>
          <table:table-cell office:value-type="float" office:value="11.40531789" calcext:value-type="float">
            <text:p>11.40531789</text:p>
          </table:table-cell>
          <table:table-cell office:value-type="float" office:value="11.40531311" calcext:value-type="float">
            <text:p>11.40531311</text:p>
          </table:table-cell>
          <table:table-cell office:value-type="float" office:value="11.40517148" calcext:value-type="float">
            <text:p>11.40517148</text:p>
          </table:table-cell>
          <table:table-cell office:value-type="float" office:value="11.40528222" calcext:value-type="float">
            <text:p>11.40528222</text:p>
          </table:table-cell>
          <table:table-cell office:value-type="float" office:value="11.40523246" calcext:value-type="float">
            <text:p>11.40523246</text:p>
          </table:table-cell>
          <table:table-cell office:value-type="float" office:value="11.40520177" calcext:value-type="float">
            <text:p>11.40520177</text:p>
          </table:table-cell>
          <table:table-cell office:value-type="float" office:value="11.40540915" calcext:value-type="float">
            <text:p>11.40540915</text:p>
          </table:table-cell>
          <table:table-cell office:value-type="float" office:value="11.40535842" calcext:value-type="float">
            <text:p>11.40535842</text:p>
          </table:table-cell>
          <table:table-cell office:value-type="float" office:value="11.40535381" calcext:value-type="float">
            <text:p>11.40535381</text:p>
          </table:table-cell>
          <table:table-cell office:value-type="float" office:value="11.40522611" calcext:value-type="float">
            <text:p>11.40522611</text:p>
          </table:table-cell>
          <table:table-cell office:value-type="float" office:value="11.40529743" calcext:value-type="float">
            <text:p>11.40529743</text:p>
          </table:table-cell>
          <table:table-cell office:value-type="float" office:value="11.43522312" calcext:value-type="float">
            <text:p>11.43522312</text:p>
          </table:table-cell>
          <table:table-cell office:value-type="float" office:value="11.43511896" calcext:value-type="float">
            <text:p>11.43511896</text:p>
          </table:table-cell>
          <table:table-cell office:value-type="float" office:value="11.43524952" calcext:value-type="float">
            <text:p>11.43524952</text:p>
          </table:table-cell>
          <table:table-cell office:value-type="float" office:value="11.45514094" calcext:value-type="float">
            <text:p>11.45514094</text:p>
          </table:table-cell>
          <table:table-cell office:value-type="float" office:value="11.45521032" calcext:value-type="float">
            <text:p>11.45521032</text:p>
          </table:table-cell>
          <table:table-cell office:value-type="float" office:value="11.45461999" calcext:value-type="float">
            <text:p>11.45461999</text:p>
          </table:table-cell>
          <table:table-cell office:value-type="float" office:value="11.45513013" calcext:value-type="float">
            <text:p>11.45513013</text:p>
          </table:table-cell>
          <table:table-cell office:value-type="float" office:value="11.4551701" calcext:value-type="float">
            <text:p>11.4551701</text:p>
          </table:table-cell>
          <table:table-cell office:value-type="float" office:value="11.45512803" calcext:value-type="float">
            <text:p>11.45512803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84479416" calcext:value-type="float">
            <text:p>9.84479416</text:p>
          </table:table-cell>
          <table:table-cell office:value-type="float" office:value="9.8479663" calcext:value-type="float">
            <text:p>9.8479663</text:p>
          </table:table-cell>
          <table:table-cell office:value-type="float" office:value="10.46307259" calcext:value-type="float">
            <text:p>10.46307259</text:p>
          </table:table-cell>
          <table:table-cell office:value-type="float" office:value="10.47110096" calcext:value-type="float">
            <text:p>10.47110096</text:p>
          </table:table-cell>
          <table:table-cell office:value-type="float" office:value="10.77184309" calcext:value-type="float">
            <text:p>10.77184309</text:p>
          </table:table-cell>
          <table:table-cell office:value-type="float" office:value="10.78469744" calcext:value-type="float">
            <text:p>10.78469744</text:p>
          </table:table-cell>
          <table:table-cell office:value-type="float" office:value="10.78458859" calcext:value-type="float">
            <text:p>10.78458859</text:p>
          </table:table-cell>
          <table:table-cell office:value-type="float" office:value="10.78452922" calcext:value-type="float">
            <text:p>10.78452922</text:p>
          </table:table-cell>
          <table:table-cell office:value-type="float" office:value="10.78469276" calcext:value-type="float">
            <text:p>10.78469276</text:p>
          </table:table-cell>
          <table:table-cell office:value-type="float" office:value="10.78304195" calcext:value-type="float">
            <text:p>10.78304195</text:p>
          </table:table-cell>
          <table:table-cell office:value-type="float" office:value="10.79841143" calcext:value-type="float">
            <text:p>10.79841143</text:p>
          </table:table-cell>
          <table:table-cell office:value-type="float" office:value="10.79830498" calcext:value-type="float">
            <text:p>10.79830498</text:p>
          </table:table-cell>
          <table:table-cell office:value-type="float" office:value="10.84693406" calcext:value-type="float">
            <text:p>10.84693406</text:p>
          </table:table-cell>
          <table:table-cell office:value-type="float" office:value="10.85826324" calcext:value-type="float">
            <text:p>10.85826324</text:p>
          </table:table-cell>
          <table:table-cell office:value-type="float" office:value="10.85840175" calcext:value-type="float">
            <text:p>10.85840175</text:p>
          </table:table-cell>
          <table:table-cell office:value-type="float" office:value="10.85822894" calcext:value-type="float">
            <text:p>10.85822894</text:p>
          </table:table-cell>
          <table:table-cell office:value-type="float" office:value="10.8583836" calcext:value-type="float">
            <text:p>10.8583836</text:p>
          </table:table-cell>
          <table:table-cell office:value-type="float" office:value="10.85842295" calcext:value-type="float">
            <text:p>10.85842295</text:p>
          </table:table-cell>
          <table:table-cell office:value-type="float" office:value="10.85838338" calcext:value-type="float">
            <text:p>10.85838338</text:p>
          </table:table-cell>
          <table:table-cell office:value-type="float" office:value="10.85827865" calcext:value-type="float">
            <text:p>10.85827865</text:p>
          </table:table-cell>
          <table:table-cell office:value-type="float" office:value="10.85836471" calcext:value-type="float">
            <text:p>10.85836471</text:p>
          </table:table-cell>
          <table:table-cell office:value-type="float" office:value="10.858468" calcext:value-type="float">
            <text:p>10.858468</text:p>
          </table:table-cell>
          <table:table-cell office:value-type="float" office:value="10.85836413" calcext:value-type="float">
            <text:p>10.85836413</text:p>
          </table:table-cell>
          <table:table-cell office:value-type="float" office:value="10.85769175" calcext:value-type="float">
            <text:p>10.85769175</text:p>
          </table:table-cell>
          <table:table-cell office:value-type="float" office:value="10.85293558" calcext:value-type="float">
            <text:p>10.85293558</text:p>
          </table:table-cell>
          <table:table-cell office:value-type="float" office:value="10.85852907" calcext:value-type="float">
            <text:p>10.85852907</text:p>
          </table:table-cell>
          <table:table-cell office:value-type="float" office:value="10.85845746" calcext:value-type="float">
            <text:p>10.85845746</text:p>
          </table:table-cell>
          <table:table-cell office:value-type="float" office:value="10.85853055" calcext:value-type="float">
            <text:p>10.85853055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38766942" calcext:value-type="float">
            <text:p>9.38766942</text:p>
          </table:table-cell>
          <table:table-cell office:value-type="float" office:value="9.38660526" calcext:value-type="float">
            <text:p>9.38660526</text:p>
          </table:table-cell>
          <table:table-cell office:value-type="float" office:value="9.38946324" calcext:value-type="float">
            <text:p>9.38946324</text:p>
          </table:table-cell>
          <table:table-cell office:value-type="float" office:value="9.38936143" calcext:value-type="float">
            <text:p>9.38936143</text:p>
          </table:table-cell>
          <table:table-cell office:value-type="float" office:value="9.38959728" calcext:value-type="float">
            <text:p>9.38959728</text:p>
          </table:table-cell>
          <table:table-cell office:value-type="float" office:value="9.38949235" calcext:value-type="float">
            <text:p>9.38949235</text:p>
          </table:table-cell>
          <table:table-cell office:value-type="float" office:value="9.57922004" calcext:value-type="float">
            <text:p>9.57922004</text:p>
          </table:table-cell>
          <table:table-cell office:value-type="float" office:value="9.5792525" calcext:value-type="float">
            <text:p>9.5792525</text:p>
          </table:table-cell>
          <table:table-cell office:value-type="float" office:value="9.57942948" calcext:value-type="float">
            <text:p>9.57942948</text:p>
          </table:table-cell>
          <table:table-cell office:value-type="float" office:value="9.5663791" calcext:value-type="float">
            <text:p>9.5663791</text:p>
          </table:table-cell>
          <table:table-cell office:value-type="float" office:value="9.57902811" calcext:value-type="float">
            <text:p>9.57902811</text:p>
          </table:table-cell>
          <table:table-cell office:value-type="float" office:value="9.57939136" calcext:value-type="float">
            <text:p>9.57939136</text:p>
          </table:table-cell>
          <table:table-cell office:value-type="float" office:value="9.57931423" calcext:value-type="float">
            <text:p>9.57931423</text:p>
          </table:table-cell>
          <table:table-cell office:value-type="float" office:value="9.57932005" calcext:value-type="float">
            <text:p>9.57932005</text:p>
          </table:table-cell>
          <table:table-cell office:value-type="float" office:value="9.57925869" calcext:value-type="float">
            <text:p>9.57925869</text:p>
          </table:table-cell>
          <table:table-cell office:value-type="float" office:value="9.57924826" calcext:value-type="float">
            <text:p>9.57924826</text:p>
          </table:table-cell>
          <table:table-cell office:value-type="float" office:value="9.5792571" calcext:value-type="float">
            <text:p>9.5792571</text:p>
          </table:table-cell>
          <table:table-cell office:value-type="float" office:value="9.57954006" calcext:value-type="float">
            <text:p>9.57954006</text:p>
          </table:table-cell>
          <table:table-cell office:value-type="float" office:value="9.57956265" calcext:value-type="float">
            <text:p>9.57956265</text:p>
          </table:table-cell>
          <table:table-cell office:value-type="float" office:value="9.57929114" calcext:value-type="float">
            <text:p>9.57929114</text:p>
          </table:table-cell>
          <table:table-cell office:value-type="float" office:value="9.57953933" calcext:value-type="float">
            <text:p>9.57953933</text:p>
          </table:table-cell>
          <table:table-cell office:value-type="float" office:value="9.57949276" calcext:value-type="float">
            <text:p>9.57949276</text:p>
          </table:table-cell>
          <table:table-cell office:value-type="float" office:value="9.57943882" calcext:value-type="float">
            <text:p>9.57943882</text:p>
          </table:table-cell>
          <table:table-cell office:value-type="float" office:value="9.57942975" calcext:value-type="float">
            <text:p>9.57942975</text:p>
          </table:table-cell>
          <table:table-cell office:value-type="float" office:value="9.57951209" calcext:value-type="float">
            <text:p>9.57951209</text:p>
          </table:table-cell>
          <table:table-cell office:value-type="float" office:value="9.5796138" calcext:value-type="float">
            <text:p>9.5796138</text:p>
          </table:table-cell>
          <table:table-cell office:value-type="float" office:value="9.57932642" calcext:value-type="float">
            <text:p>9.57932642</text:p>
          </table:table-cell>
          <table:table-cell office:value-type="float" office:value="9.57965058" calcext:value-type="float">
            <text:p>9.57965058</text:p>
          </table:table-cell>
          <table:table-cell office:value-type="float" office:value="9.57947445" calcext:value-type="float">
            <text:p>9.57947445</text:p>
          </table:table-cell>
          <table:table-cell office:value-type="float" office:value="9.57964392" calcext:value-type="float">
            <text:p>9.57964392</text:p>
          </table:table-cell>
          <table:table-cell office:value-type="float" office:value="9.57953451" calcext:value-type="float">
            <text:p>9.57953451</text:p>
          </table:table-cell>
          <table:table-cell office:value-type="float" office:value="9.57937752" calcext:value-type="float">
            <text:p>9.57937752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.34201559" calcext:value-type="float">
            <text:p>8.34201559</text:p>
          </table:table-cell>
          <table:table-cell office:value-type="float" office:value="8.46284132" calcext:value-type="float">
            <text:p>8.46284132</text:p>
          </table:table-cell>
          <table:table-cell office:value-type="float" office:value="8.69009193" calcext:value-type="float">
            <text:p>8.69009193</text:p>
          </table:table-cell>
          <table:table-cell office:value-type="float" office:value="8.68991398" calcext:value-type="float">
            <text:p>8.68991398</text:p>
          </table:table-cell>
          <table:table-cell office:value-type="float" office:value="8.69019281" calcext:value-type="float">
            <text:p>8.69019281</text:p>
          </table:table-cell>
          <table:table-cell office:value-type="float" office:value="8.68986652" calcext:value-type="float">
            <text:p>8.68986652</text:p>
          </table:table-cell>
          <table:table-cell office:value-type="float" office:value="8.68998016" calcext:value-type="float">
            <text:p>8.68998016</text:p>
          </table:table-cell>
          <table:table-cell office:value-type="float" office:value="8.69019503" calcext:value-type="float">
            <text:p>8.69019503</text:p>
          </table:table-cell>
          <table:table-cell office:value-type="float" office:value="8.68995281" calcext:value-type="float">
            <text:p>8.68995281</text:p>
          </table:table-cell>
          <table:table-cell office:value-type="float" office:value="8.69005897" calcext:value-type="float">
            <text:p>8.69005897</text:p>
          </table:table-cell>
          <table:table-cell office:value-type="float" office:value="8.69005003" calcext:value-type="float">
            <text:p>8.69005003</text:p>
          </table:table-cell>
          <table:table-cell office:value-type="float" office:value="8.69009583" calcext:value-type="float">
            <text:p>8.69009583</text:p>
          </table:table-cell>
          <table:table-cell office:value-type="float" office:value="8.68960918" calcext:value-type="float">
            <text:p>8.68960918</text:p>
          </table:table-cell>
          <table:table-cell office:value-type="float" office:value="8.6900582" calcext:value-type="float">
            <text:p>8.6900582</text:p>
          </table:table-cell>
          <table:table-cell office:value-type="float" office:value="8.68989296" calcext:value-type="float">
            <text:p>8.68989296</text:p>
          </table:table-cell>
          <table:table-cell office:value-type="float" office:value="8.68989121" calcext:value-type="float">
            <text:p>8.68989121</text:p>
          </table:table-cell>
          <table:table-cell office:value-type="float" office:value="8.69003328" calcext:value-type="float">
            <text:p>8.69003328</text:p>
          </table:table-cell>
          <table:table-cell office:value-type="float" office:value="8.68991002" calcext:value-type="float">
            <text:p>8.68991002</text:p>
          </table:table-cell>
          <table:table-cell office:value-type="float" office:value="8.68991647" calcext:value-type="float">
            <text:p>8.68991647</text:p>
          </table:table-cell>
          <table:table-cell office:value-type="float" office:value="8.68987115" calcext:value-type="float">
            <text:p>8.68987115</text:p>
          </table:table-cell>
          <table:table-cell office:value-type="float" office:value="8.68983604" calcext:value-type="float">
            <text:p>8.68983604</text:p>
          </table:table-cell>
          <table:table-cell office:value-type="float" office:value="8.68106001" calcext:value-type="float">
            <text:p>8.68106001</text:p>
          </table:table-cell>
          <table:table-cell office:value-type="float" office:value="8.68998048" calcext:value-type="float">
            <text:p>8.68998048</text:p>
          </table:table-cell>
          <table:table-cell office:value-type="float" office:value="8.68992373" calcext:value-type="float">
            <text:p>8.68992373</text:p>
          </table:table-cell>
          <table:table-cell office:value-type="float" office:value="8.67738437" calcext:value-type="float">
            <text:p>8.67738437</text:p>
          </table:table-cell>
          <table:table-cell office:value-type="float" office:value="8.6901388" calcext:value-type="float">
            <text:p>8.6901388</text:p>
          </table:table-cell>
          <table:table-cell office:value-type="float" office:value="8.69011555" calcext:value-type="float">
            <text:p>8.69011555</text:p>
          </table:table-cell>
          <table:table-cell office:value-type="float" office:value="8.69012035" calcext:value-type="float">
            <text:p>8.69012035</text:p>
          </table:table-cell>
          <table:table-cell office:value-type="float" office:value="8.67750047" calcext:value-type="float">
            <text:p>8.67750047</text:p>
          </table:table-cell>
          <table:table-cell office:value-type="float" office:value="8.69023891" calcext:value-type="float">
            <text:p>8.69023891</text:p>
          </table:table-cell>
          <table:table-cell office:value-type="float" office:value="8.69001909" calcext:value-type="float">
            <text:p>8.69001909</text:p>
          </table:table-cell>
          <table:table-cell office:value-type="float" office:value="8.68977696" calcext:value-type="float">
            <text:p>8.68977696</text:p>
          </table:table-cell>
          <table:table-cell office:value-type="float" office:value="8.69005842" calcext:value-type="float">
            <text:p>8.69005842</text:p>
          </table:table-cell>
          <table:table-cell office:value-type="float" office:value="8.69015643" calcext:value-type="float">
            <text:p>8.69015643</text:p>
          </table:table-cell>
          <table:table-cell office:value-type="float" office:value="8.68995376" calcext:value-type="float">
            <text:p>8.68995376</text:p>
          </table:table-cell>
          <table:table-cell office:value-type="float" office:value="8.69011043" calcext:value-type="float">
            <text:p>8.6901104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75016614" calcext:value-type="float">
            <text:p>7.75016614</text:p>
          </table:table-cell>
          <table:table-cell office:value-type="float" office:value="7.74983752" calcext:value-type="float">
            <text:p>7.74983752</text:p>
          </table:table-cell>
          <table:table-cell office:value-type="float" office:value="7.7499822" calcext:value-type="float">
            <text:p>7.7499822</text:p>
          </table:table-cell>
          <table:table-cell office:value-type="float" office:value="7.75015153" calcext:value-type="float">
            <text:p>7.75015153</text:p>
          </table:table-cell>
          <table:table-cell office:value-type="float" office:value="7.75002397" calcext:value-type="float">
            <text:p>7.75002397</text:p>
          </table:table-cell>
          <table:table-cell office:value-type="float" office:value="7.7501478" calcext:value-type="float">
            <text:p>7.7501478</text:p>
          </table:table-cell>
          <table:table-cell office:value-type="float" office:value="7.74989016" calcext:value-type="float">
            <text:p>7.74989016</text:p>
          </table:table-cell>
          <table:table-cell office:value-type="float" office:value="7.78649104" calcext:value-type="float">
            <text:p>7.78649104</text:p>
          </table:table-cell>
          <table:table-cell office:value-type="float" office:value="7.79864698" calcext:value-type="float">
            <text:p>7.79864698</text:p>
          </table:table-cell>
          <table:table-cell office:value-type="float" office:value="7.7984621" calcext:value-type="float">
            <text:p>7.7984621</text:p>
          </table:table-cell>
          <table:table-cell office:value-type="float" office:value="7.79847875" calcext:value-type="float">
            <text:p>7.79847875</text:p>
          </table:table-cell>
          <table:table-cell office:value-type="float" office:value="7.79852641" calcext:value-type="float">
            <text:p>7.79852641</text:p>
          </table:table-cell>
          <table:table-cell office:value-type="float" office:value="7.79858549" calcext:value-type="float">
            <text:p>7.79858549</text:p>
          </table:table-cell>
          <table:table-cell office:value-type="float" office:value="7.79800494" calcext:value-type="float">
            <text:p>7.79800494</text:p>
          </table:table-cell>
          <table:table-cell office:value-type="float" office:value="7.79862328" calcext:value-type="float">
            <text:p>7.79862328</text:p>
          </table:table-cell>
          <table:table-cell office:value-type="float" office:value="7.78646913" calcext:value-type="float">
            <text:p>7.78646913</text:p>
          </table:table-cell>
          <table:table-cell office:value-type="float" office:value="7.79834843" calcext:value-type="float">
            <text:p>7.79834843</text:p>
          </table:table-cell>
          <table:table-cell office:value-type="float" office:value="7.79871444" calcext:value-type="float">
            <text:p>7.79871444</text:p>
          </table:table-cell>
          <table:table-cell office:value-type="float" office:value="7.79842923" calcext:value-type="float">
            <text:p>7.79842923</text:p>
          </table:table-cell>
          <table:table-cell office:value-type="float" office:value="7.79867239" calcext:value-type="float">
            <text:p>7.79867239</text:p>
          </table:table-cell>
          <table:table-cell office:value-type="float" office:value="7.79855012" calcext:value-type="float">
            <text:p>7.79855012</text:p>
          </table:table-cell>
          <table:table-cell office:value-type="float" office:value="7.78659235" calcext:value-type="float">
            <text:p>7.78659235</text:p>
          </table:table-cell>
          <table:table-cell office:value-type="float" office:value="7.79859099" calcext:value-type="float">
            <text:p>7.79859099</text:p>
          </table:table-cell>
          <table:table-cell office:value-type="float" office:value="7.7987471" calcext:value-type="float">
            <text:p>7.7987471</text:p>
          </table:table-cell>
          <table:table-cell office:value-type="float" office:value="7.79852113" calcext:value-type="float">
            <text:p>7.79852113</text:p>
          </table:table-cell>
          <table:table-cell office:value-type="float" office:value="7.78593677" calcext:value-type="float">
            <text:p>7.78593677</text:p>
          </table:table-cell>
          <table:table-cell office:value-type="float" office:value="7.79853517" calcext:value-type="float">
            <text:p>7.79853517</text:p>
          </table:table-cell>
          <table:table-cell office:value-type="float" office:value="7.79858756" calcext:value-type="float">
            <text:p>7.79858756</text:p>
          </table:table-cell>
          <table:table-cell office:value-type="float" office:value="7.79376219" calcext:value-type="float">
            <text:p>7.79376219</text:p>
          </table:table-cell>
          <table:table-cell office:value-type="float" office:value="7.78605199" calcext:value-type="float">
            <text:p>7.78605199</text:p>
          </table:table-cell>
          <table:table-cell office:value-type="float" office:value="7.79883645" calcext:value-type="float">
            <text:p>7.79883645</text:p>
          </table:table-cell>
          <table:table-cell office:value-type="float" office:value="7.79871391" calcext:value-type="float">
            <text:p>7.79871391</text:p>
          </table:table-cell>
          <table:table-cell office:value-type="float" office:value="7.79849992" calcext:value-type="float">
            <text:p>7.79849992</text:p>
          </table:table-cell>
          <table:table-cell office:value-type="float" office:value="7.78667038" calcext:value-type="float">
            <text:p>7.78667038</text:p>
          </table:table-cell>
          <table:table-cell office:value-type="float" office:value="7.79864359" calcext:value-type="float">
            <text:p>7.79864359</text:p>
          </table:table-cell>
          <table:table-cell office:value-type="float" office:value="7.79866169" calcext:value-type="float">
            <text:p>7.79866169</text:p>
          </table:table-cell>
          <table:table-cell office:value-type="float" office:value="7.79896546" calcext:value-type="float">
            <text:p>7.79896546</text:p>
          </table:table-cell>
          <table:table-cell office:value-type="float" office:value="7.79892269" calcext:value-type="float">
            <text:p>7.79892269</text:p>
          </table:table-cell>
          <table:table-cell office:value-type="float" office:value="7.79872462" calcext:value-type="float">
            <text:p>7.79872462</text:p>
          </table:table-cell>
          <table:table-cell office:value-type="float" office:value="7.79878305" calcext:value-type="float">
            <text:p>7.79878305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1828293" calcext:value-type="float">
            <text:p>7.1828293</text:p>
          </table:table-cell>
          <table:table-cell office:value-type="float" office:value="7.31245544" calcext:value-type="float">
            <text:p>7.31245544</text:p>
          </table:table-cell>
          <table:table-cell office:value-type="float" office:value="7.31213959" calcext:value-type="float">
            <text:p>7.31213959</text:p>
          </table:table-cell>
          <table:table-cell office:value-type="float" office:value="7.31252417" calcext:value-type="float">
            <text:p>7.31252417</text:p>
          </table:table-cell>
          <table:table-cell office:value-type="float" office:value="7.31224074" calcext:value-type="float">
            <text:p>7.31224074</text:p>
          </table:table-cell>
          <table:table-cell office:value-type="float" office:value="7.29980322" calcext:value-type="float">
            <text:p>7.29980322</text:p>
          </table:table-cell>
          <table:table-cell office:value-type="float" office:value="7.31224403" calcext:value-type="float">
            <text:p>7.31224403</text:p>
          </table:table-cell>
          <table:table-cell office:value-type="float" office:value="7.31231696" calcext:value-type="float">
            <text:p>7.31231696</text:p>
          </table:table-cell>
          <table:table-cell office:value-type="float" office:value="7.31218234" calcext:value-type="float">
            <text:p>7.31218234</text:p>
          </table:table-cell>
          <table:table-cell office:value-type="float" office:value="7.30316073" calcext:value-type="float">
            <text:p>7.30316073</text:p>
          </table:table-cell>
          <table:table-cell office:value-type="float" office:value="7.31220297" calcext:value-type="float">
            <text:p>7.31220297</text:p>
          </table:table-cell>
          <table:table-cell office:value-type="float" office:value="7.31228241" calcext:value-type="float">
            <text:p>7.31228241</text:p>
          </table:table-cell>
          <table:table-cell office:value-type="float" office:value="7.31242243" calcext:value-type="float">
            <text:p>7.31242243</text:p>
          </table:table-cell>
          <table:table-cell office:value-type="float" office:value="7.31234262" calcext:value-type="float">
            <text:p>7.31234262</text:p>
          </table:table-cell>
          <table:table-cell office:value-type="float" office:value="7.3123514" calcext:value-type="float">
            <text:p>7.3123514</text:p>
          </table:table-cell>
          <table:table-cell office:value-type="float" office:value="7.31260808" calcext:value-type="float">
            <text:p>7.31260808</text:p>
          </table:table-cell>
          <table:table-cell office:value-type="float" office:value="7.31256255" calcext:value-type="float">
            <text:p>7.31256255</text:p>
          </table:table-cell>
          <table:table-cell office:value-type="float" office:value="7.31246367" calcext:value-type="float">
            <text:p>7.31246367</text:p>
          </table:table-cell>
          <table:table-cell office:value-type="float" office:value="7.31245887" calcext:value-type="float">
            <text:p>7.31245887</text:p>
          </table:table-cell>
          <table:table-cell office:value-type="float" office:value="7.31227174" calcext:value-type="float">
            <text:p>7.31227174</text:p>
          </table:table-cell>
          <table:table-cell office:value-type="float" office:value="7.30904181" calcext:value-type="float">
            <text:p>7.30904181</text:p>
          </table:table-cell>
          <table:table-cell office:value-type="float" office:value="7.29996317" calcext:value-type="float">
            <text:p>7.29996317</text:p>
          </table:table-cell>
          <table:table-cell office:value-type="float" office:value="7.31240527" calcext:value-type="float">
            <text:p>7.31240527</text:p>
          </table:table-cell>
          <table:table-cell office:value-type="float" office:value="7.31243412" calcext:value-type="float">
            <text:p>7.31243412</text:p>
          </table:table-cell>
          <table:table-cell office:value-type="float" office:value="7.31261154" calcext:value-type="float">
            <text:p>7.31261154</text:p>
          </table:table-cell>
          <table:table-cell office:value-type="float" office:value="7.31254847" calcext:value-type="float">
            <text:p>7.31254847</text:p>
          </table:table-cell>
          <table:table-cell office:value-type="float" office:value="7.3123525" calcext:value-type="float">
            <text:p>7.3123525</text:p>
          </table:table-cell>
          <table:table-cell office:value-type="float" office:value="7.3127146" calcext:value-type="float">
            <text:p>7.3127146</text:p>
          </table:table-cell>
          <table:table-cell office:value-type="float" office:value="7.31249122" calcext:value-type="float">
            <text:p>7.31249122</text:p>
          </table:table-cell>
          <table:table-cell office:value-type="float" office:value="7.31264357" calcext:value-type="float">
            <text:p>7.31264357</text:p>
          </table:table-cell>
          <table:table-cell office:value-type="float" office:value="7.31237432" calcext:value-type="float">
            <text:p>7.31237432</text:p>
          </table:table-cell>
          <table:table-cell office:value-type="float" office:value="7.31258786" calcext:value-type="float">
            <text:p>7.31258786</text:p>
          </table:table-cell>
          <table:table-cell office:value-type="float" office:value="7.30313729" calcext:value-type="float">
            <text:p>7.30313729</text:p>
          </table:table-cell>
          <table:table-cell office:value-type="float" office:value="7.29987029" calcext:value-type="float">
            <text:p>7.29987029</text:p>
          </table:table-cell>
          <table:table-cell office:value-type="float" office:value="7.30024079" calcext:value-type="float">
            <text:p>7.30024079</text:p>
          </table:table-cell>
          <table:table-cell office:value-type="float" office:value="7.31258379" calcext:value-type="float">
            <text:p>7.31258379</text:p>
          </table:table-cell>
          <table:table-cell office:value-type="float" office:value="7.31275744" calcext:value-type="float">
            <text:p>7.31275744</text:p>
          </table:table-cell>
          <table:table-cell office:value-type="float" office:value="7.31268004" calcext:value-type="float">
            <text:p>7.31268004</text:p>
          </table:table-cell>
          <table:table-cell office:value-type="float" office:value="7.31283509" calcext:value-type="float">
            <text:p>7.31283509</text:p>
          </table:table-cell>
          <table:table-cell office:value-type="float" office:value="7.31279562" calcext:value-type="float">
            <text:p>7.31279562</text:p>
          </table:table-cell>
          <table:table-cell office:value-type="float" office:value="7.31277764" calcext:value-type="float">
            <text:p>7.31277764</text:p>
          </table:table-cell>
          <table:table-cell office:value-type="float" office:value="7.31287763" calcext:value-type="float">
            <text:p>7.31287763</text:p>
          </table:table-cell>
          <table:table-cell office:value-type="float" office:value="7.31240339" calcext:value-type="float">
            <text:p>7.31240339</text:p>
          </table:table-cell>
          <table:table-cell office:value-type="float" office:value="7.31250977" calcext:value-type="float">
            <text:p>7.3125097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.59686965" calcext:value-type="float">
            <text:p>6.59686965</text:p>
          </table:table-cell>
          <table:table-cell office:value-type="float" office:value="6.62830288" calcext:value-type="float">
            <text:p>6.62830288</text:p>
          </table:table-cell>
          <table:table-cell office:value-type="float" office:value="6.62825607" calcext:value-type="float">
            <text:p>6.62825607</text:p>
          </table:table-cell>
          <table:table-cell office:value-type="float" office:value="6.62810517" calcext:value-type="float">
            <text:p>6.62810517</text:p>
          </table:table-cell>
          <table:table-cell office:value-type="float" office:value="6.61597876" calcext:value-type="float">
            <text:p>6.61597876</text:p>
          </table:table-cell>
          <table:table-cell office:value-type="float" office:value="6.62814779" calcext:value-type="float">
            <text:p>6.62814779</text:p>
          </table:table-cell>
          <table:table-cell office:value-type="float" office:value="6.61606242" calcext:value-type="float">
            <text:p>6.61606242</text:p>
          </table:table-cell>
          <table:table-cell office:value-type="float" office:value="6.79291044" calcext:value-type="float">
            <text:p>6.79291044</text:p>
          </table:table-cell>
          <table:table-cell office:value-type="float" office:value="6.7928112" calcext:value-type="float">
            <text:p>6.7928112</text:p>
          </table:table-cell>
          <table:table-cell office:value-type="float" office:value="6.78197806" calcext:value-type="float">
            <text:p>6.78197806</text:p>
          </table:table-cell>
          <table:table-cell office:value-type="float" office:value="6.79264542" calcext:value-type="float">
            <text:p>6.79264542</text:p>
          </table:table-cell>
          <table:table-cell office:value-type="float" office:value="6.79307392" calcext:value-type="float">
            <text:p>6.79307392</text:p>
          </table:table-cell>
          <table:table-cell office:value-type="float" office:value="6.79297588" calcext:value-type="float">
            <text:p>6.79297588</text:p>
          </table:table-cell>
          <table:table-cell office:value-type="float" office:value="6.78091992" calcext:value-type="float">
            <text:p>6.78091992</text:p>
          </table:table-cell>
          <table:table-cell office:value-type="float" office:value="6.78405306" calcext:value-type="float">
            <text:p>6.78405306</text:p>
          </table:table-cell>
          <table:table-cell office:value-type="float" office:value="6.78060489" calcext:value-type="float">
            <text:p>6.78060489</text:p>
          </table:table-cell>
          <table:table-cell office:value-type="float" office:value="6.79275721" calcext:value-type="float">
            <text:p>6.79275721</text:p>
          </table:table-cell>
          <table:table-cell office:value-type="float" office:value="6.79265672" calcext:value-type="float">
            <text:p>6.79265672</text:p>
          </table:table-cell>
          <table:table-cell office:value-type="float" office:value="6.79254168" calcext:value-type="float">
            <text:p>6.79254168</text:p>
          </table:table-cell>
          <table:table-cell office:value-type="float" office:value="6.77996034" calcext:value-type="float">
            <text:p>6.77996034</text:p>
          </table:table-cell>
          <table:table-cell office:value-type="float" office:value="6.79309473" calcext:value-type="float">
            <text:p>6.79309473</text:p>
          </table:table-cell>
          <table:table-cell office:value-type="float" office:value="6.79264796" calcext:value-type="float">
            <text:p>6.79264796</text:p>
          </table:table-cell>
          <table:table-cell office:value-type="float" office:value="6.79294021" calcext:value-type="float">
            <text:p>6.79294021</text:p>
          </table:table-cell>
          <table:table-cell office:value-type="float" office:value="6.78095613" calcext:value-type="float">
            <text:p>6.78095613</text:p>
          </table:table-cell>
          <table:table-cell office:value-type="float" office:value="6.79274006" calcext:value-type="float">
            <text:p>6.79274006</text:p>
          </table:table-cell>
          <table:table-cell office:value-type="float" office:value="6.79307788" calcext:value-type="float">
            <text:p>6.79307788</text:p>
          </table:table-cell>
          <table:table-cell office:value-type="float" office:value="6.79270948" calcext:value-type="float">
            <text:p>6.79270948</text:p>
          </table:table-cell>
          <table:table-cell office:value-type="float" office:value="6.79294603" calcext:value-type="float">
            <text:p>6.79294603</text:p>
          </table:table-cell>
          <table:table-cell office:value-type="float" office:value="6.7931422" calcext:value-type="float">
            <text:p>6.7931422</text:p>
          </table:table-cell>
          <table:table-cell office:value-type="float" office:value="6.91534744" calcext:value-type="float">
            <text:p>6.91534744</text:p>
          </table:table-cell>
          <table:table-cell office:value-type="float" office:value="6.9213376" calcext:value-type="float">
            <text:p>6.9213376</text:p>
          </table:table-cell>
          <table:table-cell office:value-type="float" office:value="6.93337522" calcext:value-type="float">
            <text:p>6.93337522</text:p>
          </table:table-cell>
          <table:table-cell office:value-type="float" office:value="6.93316211" calcext:value-type="float">
            <text:p>6.93316211</text:p>
          </table:table-cell>
          <table:table-cell office:value-type="float" office:value="7.27957621" calcext:value-type="float">
            <text:p>7.27957621</text:p>
          </table:table-cell>
          <table:table-cell office:value-type="float" office:value="7.27971603" calcext:value-type="float">
            <text:p>7.27971603</text:p>
          </table:table-cell>
          <table:table-cell office:value-type="float" office:value="7.2796396" calcext:value-type="float">
            <text:p>7.2796396</text:p>
          </table:table-cell>
          <table:table-cell office:value-type="float" office:value="7.24844635" calcext:value-type="float">
            <text:p>7.24844635</text:p>
          </table:table-cell>
          <table:table-cell office:value-type="float" office:value="7.27986278" calcext:value-type="float">
            <text:p>7.27986278</text:p>
          </table:table-cell>
          <table:table-cell office:value-type="float" office:value="7.2796027" calcext:value-type="float">
            <text:p>7.2796027</text:p>
          </table:table-cell>
          <table:table-cell office:value-type="float" office:value="7.27979829" calcext:value-type="float">
            <text:p>7.27979829</text:p>
          </table:table-cell>
          <table:table-cell office:value-type="float" office:value="7.27974764" calcext:value-type="float">
            <text:p>7.27974764</text:p>
          </table:table-cell>
          <table:table-cell office:value-type="float" office:value="7.27979087" calcext:value-type="float">
            <text:p>7.27979087</text:p>
          </table:table-cell>
          <table:table-cell office:value-type="float" office:value="7.27956254" calcext:value-type="float">
            <text:p>7.27956254</text:p>
          </table:table-cell>
          <table:table-cell office:value-type="float" office:value="7.27946069" calcext:value-type="float">
            <text:p>7.27946069</text:p>
          </table:table-cell>
          <table:table-cell office:value-type="float" office:value="7.26748904" calcext:value-type="float">
            <text:p>7.26748904</text:p>
          </table:table-cell>
          <table:table-cell office:value-type="float" office:value="7.26767218" calcext:value-type="float">
            <text:p>7.26767218</text:p>
          </table:table-cell>
          <table:table-cell office:value-type="float" office:value="7.27951809" calcext:value-type="float">
            <text:p>7.27951809</text:p>
          </table:table-cell>
          <table:table-cell office:value-type="float" office:value="7.2798057" calcext:value-type="float">
            <text:p>7.27980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.97207492" calcext:value-type="float">
            <text:p>262.97207492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.84427586" calcext:value-type="float">
            <text:p>65.84427586</text:p>
          </table:table-cell>
          <table:table-cell office:value-type="float" office:value="65.84443179" calcext:value-type="float">
            <text:p>65.84443179</text:p>
          </table:table-cell>
          <table:table-cell office:value-type="float" office:value="65.84452442" calcext:value-type="float">
            <text:p>65.84452442</text:p>
          </table:table-cell>
          <table:table-cell office:value-type="float" office:value="65.84429531" calcext:value-type="float">
            <text:p>65.84429531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.9838839" calcext:value-type="float">
            <text:p>32.9838839</text:p>
          </table:table-cell>
          <table:table-cell office:value-type="float" office:value="33.01789129" calcext:value-type="float">
            <text:p>33.01789129</text:p>
          </table:table-cell>
          <table:table-cell office:value-type="float" office:value="33.01805746" calcext:value-type="float">
            <text:p>33.01805746</text:p>
          </table:table-cell>
          <table:table-cell office:value-type="float" office:value="33.46640502" calcext:value-type="float">
            <text:p>33.46640502</text:p>
          </table:table-cell>
          <table:table-cell office:value-type="float" office:value="33.46639315" calcext:value-type="float">
            <text:p>33.46639315</text:p>
          </table:table-cell>
          <table:table-cell office:value-type="float" office:value="33.46631247" calcext:value-type="float">
            <text:p>33.46631247</text:p>
          </table:table-cell>
          <table:table-cell office:value-type="float" office:value="33.4662611" calcext:value-type="float">
            <text:p>33.4662611</text:p>
          </table:table-cell>
          <table:table-cell office:value-type="float" office:value="33.46640073" calcext:value-type="float">
            <text:p>33.46640073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.14759469" calcext:value-type="float">
            <text:p>22.14759469</text:p>
          </table:table-cell>
          <table:table-cell office:value-type="float" office:value="22.14761839" calcext:value-type="float">
            <text:p>22.14761839</text:p>
          </table:table-cell>
          <table:table-cell office:value-type="float" office:value="22.14756643" calcext:value-type="float">
            <text:p>22.14756643</text:p>
          </table:table-cell>
          <table:table-cell office:value-type="float" office:value="22.14775511" calcext:value-type="float">
            <text:p>22.14775511</text:p>
          </table:table-cell>
          <table:table-cell office:value-type="float" office:value="22.14771127" calcext:value-type="float">
            <text:p>22.14771127</text:p>
          </table:table-cell>
          <table:table-cell office:value-type="float" office:value="22.14775043" calcext:value-type="float">
            <text:p>22.14775043</text:p>
          </table:table-cell>
          <table:table-cell office:value-type="float" office:value="22.14726909" calcext:value-type="float">
            <text:p>22.14726909</text:p>
          </table:table-cell>
          <table:table-cell office:value-type="float" office:value="22.14783549" calcext:value-type="float">
            <text:p>22.14783549</text:p>
          </table:table-cell>
          <table:table-cell office:value-type="float" office:value="22.14760066" calcext:value-type="float">
            <text:p>22.14760066</text:p>
          </table:table-cell>
          <table:table-cell office:value-type="float" office:value="22.16127881" calcext:value-type="float">
            <text:p>22.16127881</text:p>
          </table:table-cell>
          <table:table-cell office:value-type="float" office:value="22.16116349" calcext:value-type="float">
            <text:p>22.16116349</text:p>
          </table:table-cell>
          <table:table-cell office:value-type="float" office:value="22.1609163" calcext:value-type="float">
            <text:p>22.1609163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79672736" calcext:value-type="float">
            <text:p>16.79672736</text:p>
          </table:table-cell>
          <table:table-cell office:value-type="float" office:value="16.79709886" calcext:value-type="float">
            <text:p>16.79709886</text:p>
          </table:table-cell>
          <table:table-cell office:value-type="float" office:value="16.79776396" calcext:value-type="float">
            <text:p>16.79776396</text:p>
          </table:table-cell>
          <table:table-cell office:value-type="float" office:value="16.79774541" calcext:value-type="float">
            <text:p>16.79774541</text:p>
          </table:table-cell>
          <table:table-cell office:value-type="float" office:value="16.7977426" calcext:value-type="float">
            <text:p>16.7977426</text:p>
          </table:table-cell>
          <table:table-cell office:value-type="float" office:value="16.79786553" calcext:value-type="float">
            <text:p>16.79786553</text:p>
          </table:table-cell>
          <table:table-cell office:value-type="float" office:value="16.79782618" calcext:value-type="float">
            <text:p>16.79782618</text:p>
          </table:table-cell>
          <table:table-cell office:value-type="float" office:value="16.7975839" calcext:value-type="float">
            <text:p>16.7975839</text:p>
          </table:table-cell>
          <table:table-cell office:value-type="float" office:value="16.79745769" calcext:value-type="float">
            <text:p>16.79745769</text:p>
          </table:table-cell>
          <table:table-cell office:value-type="float" office:value="16.79781698" calcext:value-type="float">
            <text:p>16.79781698</text:p>
          </table:table-cell>
          <table:table-cell office:value-type="float" office:value="16.79772158" calcext:value-type="float">
            <text:p>16.79772158</text:p>
          </table:table-cell>
          <table:table-cell office:value-type="float" office:value="16.79771442" calcext:value-type="float">
            <text:p>16.79771442</text:p>
          </table:table-cell>
          <table:table-cell office:value-type="float" office:value="16.79786881" calcext:value-type="float">
            <text:p>16.79786881</text:p>
          </table:table-cell>
          <table:table-cell office:value-type="float" office:value="16.79788287" calcext:value-type="float">
            <text:p>16.79788287</text:p>
          </table:table-cell>
          <table:table-cell office:value-type="float" office:value="16.79775337" calcext:value-type="float">
            <text:p>16.79775337</text:p>
          </table:table-cell>
          <table:table-cell office:value-type="float" office:value="16.79781506" calcext:value-type="float">
            <text:p>16.79781506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5248586" calcext:value-type="float">
            <text:p>13.5248586</text:p>
          </table:table-cell>
          <table:table-cell office:value-type="float" office:value="13.52493135" calcext:value-type="float">
            <text:p>13.52493135</text:p>
          </table:table-cell>
          <table:table-cell office:value-type="float" office:value="13.52486393" calcext:value-type="float">
            <text:p>13.52486393</text:p>
          </table:table-cell>
          <table:table-cell office:value-type="float" office:value="13.52505054" calcext:value-type="float">
            <text:p>13.52505054</text:p>
          </table:table-cell>
          <table:table-cell office:value-type="float" office:value="13.52486543" calcext:value-type="float">
            <text:p>13.52486543</text:p>
          </table:table-cell>
          <table:table-cell office:value-type="float" office:value="13.52991339" calcext:value-type="float">
            <text:p>13.52991339</text:p>
          </table:table-cell>
          <table:table-cell office:value-type="float" office:value="13.53020418" calcext:value-type="float">
            <text:p>13.53020418</text:p>
          </table:table-cell>
          <table:table-cell office:value-type="float" office:value="13.53013241" calcext:value-type="float">
            <text:p>13.53013241</text:p>
          </table:table-cell>
          <table:table-cell office:value-type="float" office:value="13.53009761" calcext:value-type="float">
            <text:p>13.53009761</text:p>
          </table:table-cell>
          <table:table-cell office:value-type="float" office:value="13.53032266" calcext:value-type="float">
            <text:p>13.53032266</text:p>
          </table:table-cell>
          <table:table-cell office:value-type="float" office:value="13.53028497" calcext:value-type="float">
            <text:p>13.53028497</text:p>
          </table:table-cell>
          <table:table-cell office:value-type="float" office:value="13.53030761" calcext:value-type="float">
            <text:p>13.53030761</text:p>
          </table:table-cell>
          <table:table-cell office:value-type="float" office:value="13.60790262" calcext:value-type="float">
            <text:p>13.60790262</text:p>
          </table:table-cell>
          <table:table-cell office:value-type="float" office:value="13.6078067" calcext:value-type="float">
            <text:p>13.6078067</text:p>
          </table:table-cell>
          <table:table-cell office:value-type="float" office:value="13.60791692" calcext:value-type="float">
            <text:p>13.60791692</text:p>
          </table:table-cell>
          <table:table-cell office:value-type="float" office:value="13.60790752" calcext:value-type="float">
            <text:p>13.60790752</text:p>
          </table:table-cell>
          <table:table-cell office:value-type="float" office:value="13.607884" calcext:value-type="float">
            <text:p>13.607884</text:p>
          </table:table-cell>
          <table:table-cell office:value-type="float" office:value="13.60777764" calcext:value-type="float">
            <text:p>13.60777764</text:p>
          </table:table-cell>
          <table:table-cell office:value-type="float" office:value="13.60794462" calcext:value-type="float">
            <text:p>13.60794462</text:p>
          </table:table-cell>
          <table:table-cell office:value-type="float" office:value="13.60777139" calcext:value-type="float">
            <text:p>13.60777139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.38611134" calcext:value-type="float">
            <text:p>11.38611134</text:p>
          </table:table-cell>
          <table:table-cell office:value-type="float" office:value="11.38611808" calcext:value-type="float">
            <text:p>11.38611808</text:p>
          </table:table-cell>
          <table:table-cell office:value-type="float" office:value="11.38055122" calcext:value-type="float">
            <text:p>11.38055122</text:p>
          </table:table-cell>
          <table:table-cell office:value-type="float" office:value="11.38919767" calcext:value-type="float">
            <text:p>11.38919767</text:p>
          </table:table-cell>
          <table:table-cell office:value-type="float" office:value="11.389124" calcext:value-type="float">
            <text:p>11.389124</text:p>
          </table:table-cell>
          <table:table-cell office:value-type="float" office:value="11.38919747" calcext:value-type="float">
            <text:p>11.38919747</text:p>
          </table:table-cell>
          <table:table-cell office:value-type="float" office:value="11.38911615" calcext:value-type="float">
            <text:p>11.38911615</text:p>
          </table:table-cell>
          <table:table-cell office:value-type="float" office:value="11.38899804" calcext:value-type="float">
            <text:p>11.38899804</text:p>
          </table:table-cell>
          <table:table-cell office:value-type="float" office:value="11.38907737" calcext:value-type="float">
            <text:p>11.38907737</text:p>
          </table:table-cell>
          <table:table-cell office:value-type="float" office:value="11.38911955" calcext:value-type="float">
            <text:p>11.38911955</text:p>
          </table:table-cell>
          <table:table-cell office:value-type="float" office:value="11.38915538" calcext:value-type="float">
            <text:p>11.38915538</text:p>
          </table:table-cell>
          <table:table-cell office:value-type="float" office:value="11.41645697" calcext:value-type="float">
            <text:p>11.41645697</text:p>
          </table:table-cell>
          <table:table-cell office:value-type="float" office:value="11.41666489" calcext:value-type="float">
            <text:p>11.41666489</text:p>
          </table:table-cell>
          <table:table-cell office:value-type="float" office:value="11.77400365" calcext:value-type="float">
            <text:p>11.77400365</text:p>
          </table:table-cell>
          <table:table-cell office:value-type="float" office:value="11.77391464" calcext:value-type="float">
            <text:p>11.77391464</text:p>
          </table:table-cell>
          <table:table-cell office:value-type="float" office:value="11.77391891" calcext:value-type="float">
            <text:p>11.77391891</text:p>
          </table:table-cell>
          <table:table-cell office:value-type="float" office:value="11.77410552" calcext:value-type="float">
            <text:p>11.77410552</text:p>
          </table:table-cell>
          <table:table-cell office:value-type="float" office:value="11.77411505" calcext:value-type="float">
            <text:p>11.77411505</text:p>
          </table:table-cell>
          <table:table-cell office:value-type="float" office:value="11.77413591" calcext:value-type="float">
            <text:p>11.77413591</text:p>
          </table:table-cell>
          <table:table-cell office:value-type="float" office:value="11.77410822" calcext:value-type="float">
            <text:p>11.77410822</text:p>
          </table:table-cell>
          <table:table-cell office:value-type="float" office:value="11.7740346" calcext:value-type="float">
            <text:p>11.7740346</text:p>
          </table:table-cell>
          <table:table-cell office:value-type="float" office:value="11.77406592" calcext:value-type="float">
            <text:p>11.77406592</text:p>
          </table:table-cell>
          <table:table-cell office:value-type="float" office:value="11.77417696" calcext:value-type="float">
            <text:p>11.77417696</text:p>
          </table:table-cell>
          <table:table-cell office:value-type="float" office:value="11.77404028" calcext:value-type="float">
            <text:p>11.77404028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71028032" calcext:value-type="float">
            <text:p>9.71028032</text:p>
          </table:table-cell>
          <table:table-cell office:value-type="float" office:value="9.70982516" calcext:value-type="float">
            <text:p>9.70982516</text:p>
          </table:table-cell>
          <table:table-cell office:value-type="float" office:value="11.09405675" calcext:value-type="float">
            <text:p>11.09405675</text:p>
          </table:table-cell>
          <table:table-cell office:value-type="float" office:value="11.09394031" calcext:value-type="float">
            <text:p>11.09394031</text:p>
          </table:table-cell>
          <table:table-cell office:value-type="float" office:value="11.0939649" calcext:value-type="float">
            <text:p>11.0939649</text:p>
          </table:table-cell>
          <table:table-cell office:value-type="float" office:value="11.09410682" calcext:value-type="float">
            <text:p>11.09410682</text:p>
          </table:table-cell>
          <table:table-cell office:value-type="float" office:value="11.09406732" calcext:value-type="float">
            <text:p>11.09406732</text:p>
          </table:table-cell>
          <table:table-cell office:value-type="float" office:value="11.09387205" calcext:value-type="float">
            <text:p>11.09387205</text:p>
          </table:table-cell>
          <table:table-cell office:value-type="float" office:value="11.09391644" calcext:value-type="float">
            <text:p>11.09391644</text:p>
          </table:table-cell>
          <table:table-cell office:value-type="float" office:value="11.09407913" calcext:value-type="float">
            <text:p>11.09407913</text:p>
          </table:table-cell>
          <table:table-cell office:value-type="float" office:value="11.0940455" calcext:value-type="float">
            <text:p>11.0940455</text:p>
          </table:table-cell>
          <table:table-cell office:value-type="float" office:value="11.09403471" calcext:value-type="float">
            <text:p>11.09403471</text:p>
          </table:table-cell>
          <table:table-cell office:value-type="float" office:value="11.09401908" calcext:value-type="float">
            <text:p>11.09401908</text:p>
          </table:table-cell>
          <table:table-cell office:value-type="float" office:value="11.09375366" calcext:value-type="float">
            <text:p>11.09375366</text:p>
          </table:table-cell>
          <table:table-cell office:value-type="float" office:value="11.09399381" calcext:value-type="float">
            <text:p>11.09399381</text:p>
          </table:table-cell>
          <table:table-cell office:value-type="float" office:value="11.09393783" calcext:value-type="float">
            <text:p>11.09393783</text:p>
          </table:table-cell>
          <table:table-cell office:value-type="float" office:value="11.09417839" calcext:value-type="float">
            <text:p>11.09417839</text:p>
          </table:table-cell>
          <table:table-cell office:value-type="float" office:value="11.09423337" calcext:value-type="float">
            <text:p>11.09423337</text:p>
          </table:table-cell>
          <table:table-cell office:value-type="float" office:value="11.0940978" calcext:value-type="float">
            <text:p>11.0940978</text:p>
          </table:table-cell>
          <table:table-cell office:value-type="float" office:value="11.09409879" calcext:value-type="float">
            <text:p>11.09409879</text:p>
          </table:table-cell>
          <table:table-cell office:value-type="float" office:value="11.09426255" calcext:value-type="float">
            <text:p>11.09426255</text:p>
          </table:table-cell>
          <table:table-cell office:value-type="float" office:value="11.09411678" calcext:value-type="float">
            <text:p>11.09411678</text:p>
          </table:table-cell>
          <table:table-cell office:value-type="float" office:value="11.09431473" calcext:value-type="float">
            <text:p>11.09431473</text:p>
          </table:table-cell>
          <table:table-cell office:value-type="float" office:value="11.09425396" calcext:value-type="float">
            <text:p>11.09425396</text:p>
          </table:table-cell>
          <table:table-cell office:value-type="float" office:value="11.09420666" calcext:value-type="float">
            <text:p>11.09420666</text:p>
          </table:table-cell>
          <table:table-cell office:value-type="float" office:value="11.0941547" calcext:value-type="float">
            <text:p>11.0941547</text:p>
          </table:table-cell>
          <table:table-cell office:value-type="float" office:value="11.09431848" calcext:value-type="float">
            <text:p>11.09431848</text:p>
          </table:table-cell>
          <table:table-cell office:value-type="float" office:value="11.09424203" calcext:value-type="float">
            <text:p>11.09424203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26086107" calcext:value-type="float">
            <text:p>9.26086107</text:p>
          </table:table-cell>
          <table:table-cell office:value-type="float" office:value="9.26068045" calcext:value-type="float">
            <text:p>9.26068045</text:p>
          </table:table-cell>
          <table:table-cell office:value-type="float" office:value="9.34234" calcext:value-type="float">
            <text:p>9.34234</text:p>
          </table:table-cell>
          <table:table-cell office:value-type="float" office:value="9.34223861" calcext:value-type="float">
            <text:p>9.34223861</text:p>
          </table:table-cell>
          <table:table-cell office:value-type="float" office:value="9.34223208" calcext:value-type="float">
            <text:p>9.34223208</text:p>
          </table:table-cell>
          <table:table-cell office:value-type="float" office:value="9.39243144" calcext:value-type="float">
            <text:p>9.39243144</text:p>
          </table:table-cell>
          <table:table-cell office:value-type="float" office:value="9.39232999" calcext:value-type="float">
            <text:p>9.39232999</text:p>
          </table:table-cell>
          <table:table-cell office:value-type="float" office:value="9.39238822" calcext:value-type="float">
            <text:p>9.39238822</text:p>
          </table:table-cell>
          <table:table-cell office:value-type="float" office:value="9.39254893" calcext:value-type="float">
            <text:p>9.39254893</text:p>
          </table:table-cell>
          <table:table-cell office:value-type="float" office:value="9.39259278" calcext:value-type="float">
            <text:p>9.39259278</text:p>
          </table:table-cell>
          <table:table-cell office:value-type="float" office:value="9.39236478" calcext:value-type="float">
            <text:p>9.39236478</text:p>
          </table:table-cell>
          <table:table-cell office:value-type="float" office:value="9.39258848" calcext:value-type="float">
            <text:p>9.39258848</text:p>
          </table:table-cell>
          <table:table-cell office:value-type="float" office:value="9.39228083" calcext:value-type="float">
            <text:p>9.39228083</text:p>
          </table:table-cell>
          <table:table-cell office:value-type="float" office:value="9.39257989" calcext:value-type="float">
            <text:p>9.39257989</text:p>
          </table:table-cell>
          <table:table-cell office:value-type="float" office:value="9.39249283" calcext:value-type="float">
            <text:p>9.39249283</text:p>
          </table:table-cell>
          <table:table-cell office:value-type="float" office:value="9.38025014" calcext:value-type="float">
            <text:p>9.38025014</text:p>
          </table:table-cell>
          <table:table-cell office:value-type="float" office:value="9.39264747" calcext:value-type="float">
            <text:p>9.39264747</text:p>
          </table:table-cell>
          <table:table-cell office:value-type="float" office:value="9.39264677" calcext:value-type="float">
            <text:p>9.39264677</text:p>
          </table:table-cell>
          <table:table-cell office:value-type="float" office:value="9.39606323" calcext:value-type="float">
            <text:p>9.39606323</text:p>
          </table:table-cell>
          <table:table-cell office:value-type="float" office:value="9.39616663" calcext:value-type="float">
            <text:p>9.39616663</text:p>
          </table:table-cell>
          <table:table-cell office:value-type="float" office:value="9.39615803" calcext:value-type="float">
            <text:p>9.39615803</text:p>
          </table:table-cell>
          <table:table-cell office:value-type="float" office:value="9.38412989" calcext:value-type="float">
            <text:p>9.38412989</text:p>
          </table:table-cell>
          <table:table-cell office:value-type="float" office:value="9.44126486" calcext:value-type="float">
            <text:p>9.44126486</text:p>
          </table:table-cell>
          <table:table-cell office:value-type="float" office:value="9.44145402" calcext:value-type="float">
            <text:p>9.44145402</text:p>
          </table:table-cell>
          <table:table-cell office:value-type="float" office:value="9.44099672" calcext:value-type="float">
            <text:p>9.44099672</text:p>
          </table:table-cell>
          <table:table-cell office:value-type="float" office:value="9.44097472" calcext:value-type="float">
            <text:p>9.44097472</text:p>
          </table:table-cell>
          <table:table-cell office:value-type="float" office:value="9.44132715" calcext:value-type="float">
            <text:p>9.44132715</text:p>
          </table:table-cell>
          <table:table-cell office:value-type="float" office:value="9.44145255" calcext:value-type="float">
            <text:p>9.44145255</text:p>
          </table:table-cell>
          <table:table-cell office:value-type="float" office:value="9.84444656" calcext:value-type="float">
            <text:p>9.84444656</text:p>
          </table:table-cell>
          <table:table-cell office:value-type="float" office:value="9.85097718" calcext:value-type="float">
            <text:p>9.85097718</text:p>
          </table:table-cell>
          <table:table-cell office:value-type="float" office:value="9.85095979" calcext:value-type="float">
            <text:p>9.85095979</text:p>
          </table:table-cell>
          <table:table-cell office:value-type="float" office:value="9.85090543" calcext:value-type="float">
            <text:p>9.85090543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.35538903" calcext:value-type="float">
            <text:p>8.35538903</text:p>
          </table:table-cell>
          <table:table-cell office:value-type="float" office:value="8.45954894" calcext:value-type="float">
            <text:p>8.45954894</text:p>
          </table:table-cell>
          <table:table-cell office:value-type="float" office:value="8.45943034" calcext:value-type="float">
            <text:p>8.45943034</text:p>
          </table:table-cell>
          <table:table-cell office:value-type="float" office:value="8.45955954" calcext:value-type="float">
            <text:p>8.45955954</text:p>
          </table:table-cell>
          <table:table-cell office:value-type="float" office:value="8.45983202" calcext:value-type="float">
            <text:p>8.45983202</text:p>
          </table:table-cell>
          <table:table-cell office:value-type="float" office:value="8.45974832" calcext:value-type="float">
            <text:p>8.45974832</text:p>
          </table:table-cell>
          <table:table-cell office:value-type="float" office:value="8.45972289" calcext:value-type="float">
            <text:p>8.45972289</text:p>
          </table:table-cell>
          <table:table-cell office:value-type="float" office:value="8.44683292" calcext:value-type="float">
            <text:p>8.44683292</text:p>
          </table:table-cell>
          <table:table-cell office:value-type="float" office:value="8.45958544" calcext:value-type="float">
            <text:p>8.45958544</text:p>
          </table:table-cell>
          <table:table-cell office:value-type="float" office:value="8.45982683" calcext:value-type="float">
            <text:p>8.45982683</text:p>
          </table:table-cell>
          <table:table-cell office:value-type="float" office:value="8.45952955" calcext:value-type="float">
            <text:p>8.45952955</text:p>
          </table:table-cell>
          <table:table-cell office:value-type="float" office:value="8.45978639" calcext:value-type="float">
            <text:p>8.45978639</text:p>
          </table:table-cell>
          <table:table-cell office:value-type="float" office:value="8.45987184" calcext:value-type="float">
            <text:p>8.45987184</text:p>
          </table:table-cell>
          <table:table-cell office:value-type="float" office:value="8.45961735" calcext:value-type="float">
            <text:p>8.45961735</text:p>
          </table:table-cell>
          <table:table-cell office:value-type="float" office:value="8.56200833" calcext:value-type="float">
            <text:p>8.56200833</text:p>
          </table:table-cell>
          <table:table-cell office:value-type="float" office:value="8.57482387" calcext:value-type="float">
            <text:p>8.57482387</text:p>
          </table:table-cell>
          <table:table-cell office:value-type="float" office:value="8.57499367" calcext:value-type="float">
            <text:p>8.57499367</text:p>
          </table:table-cell>
          <table:table-cell office:value-type="float" office:value="8.5749511" calcext:value-type="float">
            <text:p>8.5749511</text:p>
          </table:table-cell>
          <table:table-cell office:value-type="float" office:value="8.57510506" calcext:value-type="float">
            <text:p>8.57510506</text:p>
          </table:table-cell>
          <table:table-cell office:value-type="float" office:value="8.57507946" calcext:value-type="float">
            <text:p>8.57507946</text:p>
          </table:table-cell>
          <table:table-cell office:value-type="float" office:value="8.57522514" calcext:value-type="float">
            <text:p>8.57522514</text:p>
          </table:table-cell>
          <table:table-cell office:value-type="float" office:value="8.57522438" calcext:value-type="float">
            <text:p>8.57522438</text:p>
          </table:table-cell>
          <table:table-cell office:value-type="float" office:value="8.57487378" calcext:value-type="float">
            <text:p>8.57487378</text:p>
          </table:table-cell>
          <table:table-cell office:value-type="float" office:value="8.57486741" calcext:value-type="float">
            <text:p>8.57486741</text:p>
          </table:table-cell>
          <table:table-cell office:value-type="float" office:value="8.5751927" calcext:value-type="float">
            <text:p>8.5751927</text:p>
          </table:table-cell>
          <table:table-cell office:value-type="float" office:value="8.57512185" calcext:value-type="float">
            <text:p>8.57512185</text:p>
          </table:table-cell>
          <table:table-cell office:value-type="float" office:value="8.57505521" calcext:value-type="float">
            <text:p>8.57505521</text:p>
          </table:table-cell>
          <table:table-cell office:value-type="float" office:value="8.57511728" calcext:value-type="float">
            <text:p>8.57511728</text:p>
          </table:table-cell>
          <table:table-cell office:value-type="float" office:value="8.57510123" calcext:value-type="float">
            <text:p>8.57510123</text:p>
          </table:table-cell>
          <table:table-cell office:value-type="float" office:value="8.56236033" calcext:value-type="float">
            <text:p>8.56236033</text:p>
          </table:table-cell>
          <table:table-cell office:value-type="float" office:value="8.57504952" calcext:value-type="float">
            <text:p>8.57504952</text:p>
          </table:table-cell>
          <table:table-cell office:value-type="float" office:value="8.562557" calcext:value-type="float">
            <text:p>8.562557</text:p>
          </table:table-cell>
          <table:table-cell office:value-type="float" office:value="8.575264" calcext:value-type="float">
            <text:p>8.575264</text:p>
          </table:table-cell>
          <table:table-cell office:value-type="float" office:value="8.56323852" calcext:value-type="float">
            <text:p>8.56323852</text:p>
          </table:table-cell>
          <table:table-cell office:value-type="float" office:value="8.57523457" calcext:value-type="float">
            <text:p>8.57523457</text:p>
          </table:table-cell>
          <table:table-cell office:value-type="float" office:value="8.57533965" calcext:value-type="float">
            <text:p>8.57533965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57396978" calcext:value-type="float">
            <text:p>7.57396978</text:p>
          </table:table-cell>
          <table:table-cell office:value-type="float" office:value="7.65769347" calcext:value-type="float">
            <text:p>7.65769347</text:p>
          </table:table-cell>
          <table:table-cell office:value-type="float" office:value="7.65744434" calcext:value-type="float">
            <text:p>7.65744434</text:p>
          </table:table-cell>
          <table:table-cell office:value-type="float" office:value="7.65749471" calcext:value-type="float">
            <text:p>7.65749471</text:p>
          </table:table-cell>
          <table:table-cell office:value-type="float" office:value="7.65764583" calcext:value-type="float">
            <text:p>7.65764583</text:p>
          </table:table-cell>
          <table:table-cell office:value-type="float" office:value="7.65768559" calcext:value-type="float">
            <text:p>7.65768559</text:p>
          </table:table-cell>
          <table:table-cell office:value-type="float" office:value="7.66942423" calcext:value-type="float">
            <text:p>7.66942423</text:p>
          </table:table-cell>
          <table:table-cell office:value-type="float" office:value="7.6693257" calcext:value-type="float">
            <text:p>7.6693257</text:p>
          </table:table-cell>
          <table:table-cell office:value-type="float" office:value="7.669342" calcext:value-type="float">
            <text:p>7.669342</text:p>
          </table:table-cell>
          <table:table-cell office:value-type="float" office:value="7.6691626" calcext:value-type="float">
            <text:p>7.6691626</text:p>
          </table:table-cell>
          <table:table-cell office:value-type="float" office:value="7.66953253" calcext:value-type="float">
            <text:p>7.66953253</text:p>
          </table:table-cell>
          <table:table-cell office:value-type="float" office:value="7.66955859" calcext:value-type="float">
            <text:p>7.66955859</text:p>
          </table:table-cell>
          <table:table-cell office:value-type="float" office:value="7.66956663" calcext:value-type="float">
            <text:p>7.66956663</text:p>
          </table:table-cell>
          <table:table-cell office:value-type="float" office:value="7.66950817" calcext:value-type="float">
            <text:p>7.66950817</text:p>
          </table:table-cell>
          <table:table-cell office:value-type="float" office:value="7.84701994" calcext:value-type="float">
            <text:p>7.84701994</text:p>
          </table:table-cell>
          <table:table-cell office:value-type="float" office:value="7.84098558" calcext:value-type="float">
            <text:p>7.84098558</text:p>
          </table:table-cell>
          <table:table-cell office:value-type="float" office:value="7.85363135" calcext:value-type="float">
            <text:p>7.85363135</text:p>
          </table:table-cell>
          <table:table-cell office:value-type="float" office:value="7.8537768" calcext:value-type="float">
            <text:p>7.8537768</text:p>
          </table:table-cell>
          <table:table-cell office:value-type="float" office:value="7.8536509" calcext:value-type="float">
            <text:p>7.8536509</text:p>
          </table:table-cell>
          <table:table-cell office:value-type="float" office:value="7.85371441" calcext:value-type="float">
            <text:p>7.85371441</text:p>
          </table:table-cell>
          <table:table-cell office:value-type="float" office:value="7.85381221" calcext:value-type="float">
            <text:p>7.85381221</text:p>
          </table:table-cell>
          <table:table-cell office:value-type="float" office:value="7.84168804" calcext:value-type="float">
            <text:p>7.84168804</text:p>
          </table:table-cell>
          <table:table-cell office:value-type="float" office:value="7.85386907" calcext:value-type="float">
            <text:p>7.85386907</text:p>
          </table:table-cell>
          <table:table-cell office:value-type="float" office:value="7.85386243" calcext:value-type="float">
            <text:p>7.85386243</text:p>
          </table:table-cell>
          <table:table-cell office:value-type="float" office:value="7.85361128" calcext:value-type="float">
            <text:p>7.85361128</text:p>
          </table:table-cell>
          <table:table-cell office:value-type="float" office:value="7.85362507" calcext:value-type="float">
            <text:p>7.85362507</text:p>
          </table:table-cell>
          <table:table-cell office:value-type="float" office:value="7.85349601" calcext:value-type="float">
            <text:p>7.85349601</text:p>
          </table:table-cell>
          <table:table-cell office:value-type="float" office:value="7.85362034" calcext:value-type="float">
            <text:p>7.85362034</text:p>
          </table:table-cell>
          <table:table-cell office:value-type="float" office:value="7.85366242" calcext:value-type="float">
            <text:p>7.85366242</text:p>
          </table:table-cell>
          <table:table-cell office:value-type="float" office:value="7.85371804" calcext:value-type="float">
            <text:p>7.85371804</text:p>
          </table:table-cell>
          <table:table-cell office:value-type="float" office:value="7.85378897" calcext:value-type="float">
            <text:p>7.85378897</text:p>
          </table:table-cell>
          <table:table-cell office:value-type="float" office:value="7.85371443" calcext:value-type="float">
            <text:p>7.85371443</text:p>
          </table:table-cell>
          <table:table-cell office:value-type="float" office:value="7.85381419" calcext:value-type="float">
            <text:p>7.85381419</text:p>
          </table:table-cell>
          <table:table-cell office:value-type="float" office:value="7.85364591" calcext:value-type="float">
            <text:p>7.85364591</text:p>
          </table:table-cell>
          <table:table-cell office:value-type="float" office:value="7.85370515" calcext:value-type="float">
            <text:p>7.85370515</text:p>
          </table:table-cell>
          <table:table-cell office:value-type="float" office:value="7.85398751" calcext:value-type="float">
            <text:p>7.85398751</text:p>
          </table:table-cell>
          <table:table-cell office:value-type="float" office:value="7.84109167" calcext:value-type="float">
            <text:p>7.84109167</text:p>
          </table:table-cell>
          <table:table-cell office:value-type="float" office:value="7.85390032" calcext:value-type="float">
            <text:p>7.85390032</text:p>
          </table:table-cell>
          <table:table-cell office:value-type="float" office:value="7.84988081" calcext:value-type="float">
            <text:p>7.84988081</text:p>
          </table:table-cell>
          <table:table-cell office:value-type="float" office:value="7.85404107" calcext:value-type="float">
            <text:p>7.85404107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16639854" calcext:value-type="float">
            <text:p>7.16639854</text:p>
          </table:table-cell>
          <table:table-cell office:value-type="float" office:value="7.16644989" calcext:value-type="float">
            <text:p>7.16644989</text:p>
          </table:table-cell>
          <table:table-cell office:value-type="float" office:value="7.16649216" calcext:value-type="float">
            <text:p>7.16649216</text:p>
          </table:table-cell>
          <table:table-cell office:value-type="float" office:value="7.16649086" calcext:value-type="float">
            <text:p>7.16649086</text:p>
          </table:table-cell>
          <table:table-cell office:value-type="float" office:value="7.16659777" calcext:value-type="float">
            <text:p>7.16659777</text:p>
          </table:table-cell>
          <table:table-cell office:value-type="float" office:value="7.16657037" calcext:value-type="float">
            <text:p>7.16657037</text:p>
          </table:table-cell>
          <table:table-cell office:value-type="float" office:value="7.15433102" calcext:value-type="float">
            <text:p>7.15433102</text:p>
          </table:table-cell>
          <table:table-cell office:value-type="float" office:value="7.16673185" calcext:value-type="float">
            <text:p>7.16673185</text:p>
          </table:table-cell>
          <table:table-cell office:value-type="float" office:value="7.17823296" calcext:value-type="float">
            <text:p>7.17823296</text:p>
          </table:table-cell>
          <table:table-cell office:value-type="float" office:value="7.17830823" calcext:value-type="float">
            <text:p>7.17830823</text:p>
          </table:table-cell>
          <table:table-cell office:value-type="float" office:value="7.17828797" calcext:value-type="float">
            <text:p>7.17828797</text:p>
          </table:table-cell>
          <table:table-cell office:value-type="float" office:value="7.17788769" calcext:value-type="float">
            <text:p>7.17788769</text:p>
          </table:table-cell>
          <table:table-cell office:value-type="float" office:value="7.17834262" calcext:value-type="float">
            <text:p>7.17834262</text:p>
          </table:table-cell>
          <table:table-cell office:value-type="float" office:value="7.17829553" calcext:value-type="float">
            <text:p>7.17829553</text:p>
          </table:table-cell>
          <table:table-cell office:value-type="float" office:value="7.16670984" calcext:value-type="float">
            <text:p>7.16670984</text:p>
          </table:table-cell>
          <table:table-cell office:value-type="float" office:value="7.17290096" calcext:value-type="float">
            <text:p>7.17290096</text:p>
          </table:table-cell>
          <table:table-cell office:value-type="float" office:value="7.1781314" calcext:value-type="float">
            <text:p>7.1781314</text:p>
          </table:table-cell>
          <table:table-cell office:value-type="float" office:value="7.17824857" calcext:value-type="float">
            <text:p>7.17824857</text:p>
          </table:table-cell>
          <table:table-cell office:value-type="float" office:value="7.17827607" calcext:value-type="float">
            <text:p>7.17827607</text:p>
          </table:table-cell>
          <table:table-cell office:value-type="float" office:value="7.17804107" calcext:value-type="float">
            <text:p>7.17804107</text:p>
          </table:table-cell>
          <table:table-cell office:value-type="float" office:value="7.17818172" calcext:value-type="float">
            <text:p>7.17818172</text:p>
          </table:table-cell>
          <table:table-cell office:value-type="float" office:value="7.17839531" calcext:value-type="float">
            <text:p>7.17839531</text:p>
          </table:table-cell>
          <table:table-cell office:value-type="float" office:value="7.41622334" calcext:value-type="float">
            <text:p>7.41622334</text:p>
          </table:table-cell>
          <table:table-cell office:value-type="float" office:value="7.41627789" calcext:value-type="float">
            <text:p>7.41627789</text:p>
          </table:table-cell>
          <table:table-cell office:value-type="float" office:value="7.41613238" calcext:value-type="float">
            <text:p>7.41613238</text:p>
          </table:table-cell>
          <table:table-cell office:value-type="float" office:value="7.41643559" calcext:value-type="float">
            <text:p>7.41643559</text:p>
          </table:table-cell>
          <table:table-cell office:value-type="float" office:value="7.41613071" calcext:value-type="float">
            <text:p>7.41613071</text:p>
          </table:table-cell>
          <table:table-cell office:value-type="float" office:value="7.41608594" calcext:value-type="float">
            <text:p>7.41608594</text:p>
          </table:table-cell>
          <table:table-cell office:value-type="float" office:value="7.41644947" calcext:value-type="float">
            <text:p>7.41644947</text:p>
          </table:table-cell>
          <table:table-cell office:value-type="float" office:value="7.41646714" calcext:value-type="float">
            <text:p>7.41646714</text:p>
          </table:table-cell>
          <table:table-cell office:value-type="float" office:value="7.41634877" calcext:value-type="float">
            <text:p>7.41634877</text:p>
          </table:table-cell>
          <table:table-cell office:value-type="float" office:value="7.41642357" calcext:value-type="float">
            <text:p>7.41642357</text:p>
          </table:table-cell>
          <table:table-cell office:value-type="float" office:value="7.41640884" calcext:value-type="float">
            <text:p>7.41640884</text:p>
          </table:table-cell>
          <table:table-cell office:value-type="float" office:value="7.41623936" calcext:value-type="float">
            <text:p>7.41623936</text:p>
          </table:table-cell>
          <table:table-cell office:value-type="float" office:value="7.41642746" calcext:value-type="float">
            <text:p>7.41642746</text:p>
          </table:table-cell>
          <table:table-cell office:value-type="float" office:value="7.80669621" calcext:value-type="float">
            <text:p>7.80669621</text:p>
          </table:table-cell>
          <table:table-cell office:value-type="float" office:value="7.81930837" calcext:value-type="float">
            <text:p>7.81930837</text:p>
          </table:table-cell>
          <table:table-cell office:value-type="float" office:value="7.81898749" calcext:value-type="float">
            <text:p>7.81898749</text:p>
          </table:table-cell>
          <table:table-cell office:value-type="float" office:value="7.81912206" calcext:value-type="float">
            <text:p>7.81912206</text:p>
          </table:table-cell>
          <table:table-cell office:value-type="float" office:value="7.81927031" calcext:value-type="float">
            <text:p>7.81927031</text:p>
          </table:table-cell>
          <table:table-cell office:value-type="float" office:value="7.81797283" calcext:value-type="float">
            <text:p>7.81797283</text:p>
          </table:table-cell>
          <table:table-cell office:value-type="float" office:value="7.81910784" calcext:value-type="float">
            <text:p>7.81910784</text:p>
          </table:table-cell>
          <table:table-cell office:value-type="float" office:value="7.80673885" calcext:value-type="float">
            <text:p>7.80673885</text:p>
          </table:table-cell>
          <table:table-cell office:value-type="float" office:value="7.81919069" calcext:value-type="float">
            <text:p>7.8191906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.48327858" calcext:value-type="float">
            <text:p>6.48327858</text:p>
          </table:table-cell>
          <table:table-cell office:value-type="float" office:value="6.98672567" calcext:value-type="float">
            <text:p>6.98672567</text:p>
          </table:table-cell>
          <table:table-cell office:value-type="float" office:value="6.98472144" calcext:value-type="float">
            <text:p>6.98472144</text:p>
          </table:table-cell>
          <table:table-cell office:value-type="float" office:value="6.98661523" calcext:value-type="float">
            <text:p>6.98661523</text:p>
          </table:table-cell>
          <table:table-cell office:value-type="float" office:value="6.98664397" calcext:value-type="float">
            <text:p>6.98664397</text:p>
          </table:table-cell>
          <table:table-cell office:value-type="float" office:value="6.98619533" calcext:value-type="float">
            <text:p>6.98619533</text:p>
          </table:table-cell>
          <table:table-cell office:value-type="float" office:value="6.98617095" calcext:value-type="float">
            <text:p>6.98617095</text:p>
          </table:table-cell>
          <table:table-cell office:value-type="float" office:value="6.98666233" calcext:value-type="float">
            <text:p>6.98666233</text:p>
          </table:table-cell>
          <table:table-cell office:value-type="float" office:value="6.98644276" calcext:value-type="float">
            <text:p>6.98644276</text:p>
          </table:table-cell>
          <table:table-cell office:value-type="float" office:value="6.98217236" calcext:value-type="float">
            <text:p>6.98217236</text:p>
          </table:table-cell>
          <table:table-cell office:value-type="float" office:value="6.98640318" calcext:value-type="float">
            <text:p>6.98640318</text:p>
          </table:table-cell>
          <table:table-cell office:value-type="float" office:value="6.98658953" calcext:value-type="float">
            <text:p>6.98658953</text:p>
          </table:table-cell>
          <table:table-cell office:value-type="float" office:value="6.98645592" calcext:value-type="float">
            <text:p>6.98645592</text:p>
          </table:table-cell>
          <table:table-cell office:value-type="float" office:value="6.98659355" calcext:value-type="float">
            <text:p>6.98659355</text:p>
          </table:table-cell>
          <table:table-cell office:value-type="float" office:value="6.98636861" calcext:value-type="float">
            <text:p>6.98636861</text:p>
          </table:table-cell>
          <table:table-cell office:value-type="float" office:value="6.98666483" calcext:value-type="float">
            <text:p>6.98666483</text:p>
          </table:table-cell>
          <table:table-cell office:value-type="float" office:value="6.97388882" calcext:value-type="float">
            <text:p>6.97388882</text:p>
          </table:table-cell>
          <table:table-cell office:value-type="float" office:value="6.98678348" calcext:value-type="float">
            <text:p>6.98678348</text:p>
          </table:table-cell>
          <table:table-cell office:value-type="float" office:value="6.98675037" calcext:value-type="float">
            <text:p>6.98675037</text:p>
          </table:table-cell>
          <table:table-cell office:value-type="float" office:value="6.98642192" calcext:value-type="float">
            <text:p>6.98642192</text:p>
          </table:table-cell>
          <table:table-cell office:value-type="float" office:value="6.98676769" calcext:value-type="float">
            <text:p>6.98676769</text:p>
          </table:table-cell>
          <table:table-cell office:value-type="float" office:value="6.9867719" calcext:value-type="float">
            <text:p>6.9867719</text:p>
          </table:table-cell>
          <table:table-cell office:value-type="float" office:value="6.98642089" calcext:value-type="float">
            <text:p>6.98642089</text:p>
          </table:table-cell>
          <table:table-cell office:value-type="float" office:value="6.98661236" calcext:value-type="float">
            <text:p>6.98661236</text:p>
          </table:table-cell>
          <table:table-cell office:value-type="float" office:value="6.97413935" calcext:value-type="float">
            <text:p>6.97413935</text:p>
          </table:table-cell>
          <table:table-cell office:value-type="float" office:value="6.98666475" calcext:value-type="float">
            <text:p>6.98666475</text:p>
          </table:table-cell>
          <table:table-cell office:value-type="float" office:value="6.98657496" calcext:value-type="float">
            <text:p>6.98657496</text:p>
          </table:table-cell>
          <table:table-cell office:value-type="float" office:value="6.98687422" calcext:value-type="float">
            <text:p>6.98687422</text:p>
          </table:table-cell>
          <table:table-cell office:value-type="float" office:value="6.98645715" calcext:value-type="float">
            <text:p>6.98645715</text:p>
          </table:table-cell>
          <table:table-cell office:value-type="float" office:value="6.98693052" calcext:value-type="float">
            <text:p>6.98693052</text:p>
          </table:table-cell>
          <table:table-cell office:value-type="float" office:value="6.98688589" calcext:value-type="float">
            <text:p>6.98688589</text:p>
          </table:table-cell>
          <table:table-cell office:value-type="float" office:value="6.98651676" calcext:value-type="float">
            <text:p>6.98651676</text:p>
          </table:table-cell>
          <table:table-cell office:value-type="float" office:value="6.98660149" calcext:value-type="float">
            <text:p>6.98660149</text:p>
          </table:table-cell>
          <table:table-cell office:value-type="float" office:value="6.98698406" calcext:value-type="float">
            <text:p>6.98698406</text:p>
          </table:table-cell>
          <table:table-cell office:value-type="float" office:value="6.98679453" calcext:value-type="float">
            <text:p>6.98679453</text:p>
          </table:table-cell>
          <table:table-cell office:value-type="float" office:value="6.98658867" calcext:value-type="float">
            <text:p>6.98658867</text:p>
          </table:table-cell>
          <table:table-cell office:value-type="float" office:value="6.98655307" calcext:value-type="float">
            <text:p>6.98655307</text:p>
          </table:table-cell>
          <table:table-cell office:value-type="float" office:value="6.97455311" calcext:value-type="float">
            <text:p>6.97455311</text:p>
          </table:table-cell>
          <table:table-cell office:value-type="float" office:value="6.98109003" calcext:value-type="float">
            <text:p>6.98109003</text:p>
          </table:table-cell>
          <table:table-cell office:value-type="float" office:value="6.98709974" calcext:value-type="float">
            <text:p>6.98709974</text:p>
          </table:table-cell>
          <table:table-cell office:value-type="float" office:value="6.98674435" calcext:value-type="float">
            <text:p>6.98674435</text:p>
          </table:table-cell>
          <table:table-cell office:value-type="float" office:value="6.98683466" calcext:value-type="float">
            <text:p>6.98683466</text:p>
          </table:table-cell>
          <table:table-cell office:value-type="float" office:value="6.98684137" calcext:value-type="float">
            <text:p>6.98684137</text:p>
          </table:table-cell>
          <table:table-cell office:value-type="float" office:value="6.97436123" calcext:value-type="float">
            <text:p>6.97436123</text:p>
          </table:table-cell>
          <table:table-cell office:value-type="float" office:value="6.98704735" calcext:value-type="float">
            <text:p>6.98704735</text:p>
          </table:table-cell>
          <table:table-cell office:value-type="float" office:value="6.98678047" calcext:value-type="float">
            <text:p>6.98678047</text:p>
          </table:table-cell>
          <table:table-cell office:value-type="float" office:value="6.9871158" calcext:value-type="float">
            <text:p>6.9871158</text:p>
          </table:table-cell>
          <table:table-cell office:value-type="float" office:value="6.96523623" calcext:value-type="float">
            <text:p>6.965236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4.67443895" calcext:value-type="float">
            <text:p>264.67443895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.84577117" calcext:value-type="float">
            <text:p>65.84577117</text:p>
          </table:table-cell>
          <table:table-cell office:value-type="float" office:value="65.84587111" calcext:value-type="float">
            <text:p>65.84587111</text:p>
          </table:table-cell>
          <table:table-cell office:value-type="float" office:value="65.84613945" calcext:value-type="float">
            <text:p>65.84613945</text:p>
          </table:table-cell>
          <table:table-cell office:value-type="float" office:value="65.84579638" calcext:value-type="float">
            <text:p>65.84579638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.98208753" calcext:value-type="float">
            <text:p>32.98208753</text:p>
          </table:table-cell>
          <table:table-cell office:value-type="float" office:value="32.98209168" calcext:value-type="float">
            <text:p>32.98209168</text:p>
          </table:table-cell>
          <table:table-cell office:value-type="float" office:value="33.53925636" calcext:value-type="float">
            <text:p>33.53925636</text:p>
          </table:table-cell>
          <table:table-cell office:value-type="float" office:value="33.5392653" calcext:value-type="float">
            <text:p>33.5392653</text:p>
          </table:table-cell>
          <table:table-cell office:value-type="float" office:value="33.53932196" calcext:value-type="float">
            <text:p>33.53932196</text:p>
          </table:table-cell>
          <table:table-cell office:value-type="float" office:value="33.53933011" calcext:value-type="float">
            <text:p>33.53933011</text:p>
          </table:table-cell>
          <table:table-cell office:value-type="float" office:value="33.53934058" calcext:value-type="float">
            <text:p>33.53934058</text:p>
          </table:table-cell>
          <table:table-cell office:value-type="float" office:value="33.53941124" calcext:value-type="float">
            <text:p>33.53941124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.11186587" calcext:value-type="float">
            <text:p>22.11186587</text:p>
          </table:table-cell>
          <table:table-cell office:value-type="float" office:value="22.11356323" calcext:value-type="float">
            <text:p>22.11356323</text:p>
          </table:table-cell>
          <table:table-cell office:value-type="float" office:value="22.11354448" calcext:value-type="float">
            <text:p>22.11354448</text:p>
          </table:table-cell>
          <table:table-cell office:value-type="float" office:value="22.11356745" calcext:value-type="float">
            <text:p>22.11356745</text:p>
          </table:table-cell>
          <table:table-cell office:value-type="float" office:value="22.11354313" calcext:value-type="float">
            <text:p>22.11354313</text:p>
          </table:table-cell>
          <table:table-cell office:value-type="float" office:value="22.11350415" calcext:value-type="float">
            <text:p>22.11350415</text:p>
          </table:table-cell>
          <table:table-cell office:value-type="float" office:value="22.11347114" calcext:value-type="float">
            <text:p>22.11347114</text:p>
          </table:table-cell>
          <table:table-cell office:value-type="float" office:value="22.11304078" calcext:value-type="float">
            <text:p>22.11304078</text:p>
          </table:table-cell>
          <table:table-cell office:value-type="float" office:value="22.1135137" calcext:value-type="float">
            <text:p>22.1135137</text:p>
          </table:table-cell>
          <table:table-cell office:value-type="float" office:value="22.11366074" calcext:value-type="float">
            <text:p>22.11366074</text:p>
          </table:table-cell>
          <table:table-cell office:value-type="float" office:value="22.11357145" calcext:value-type="float">
            <text:p>22.11357145</text:p>
          </table:table-cell>
          <table:table-cell office:value-type="float" office:value="22.11353667" calcext:value-type="float">
            <text:p>22.11353667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79622901" calcext:value-type="float">
            <text:p>16.79622901</text:p>
          </table:table-cell>
          <table:table-cell office:value-type="float" office:value="16.79625762" calcext:value-type="float">
            <text:p>16.79625762</text:p>
          </table:table-cell>
          <table:table-cell office:value-type="float" office:value="16.79613581" calcext:value-type="float">
            <text:p>16.79613581</text:p>
          </table:table-cell>
          <table:table-cell office:value-type="float" office:value="16.79629013" calcext:value-type="float">
            <text:p>16.79629013</text:p>
          </table:table-cell>
          <table:table-cell office:value-type="float" office:value="16.79625025" calcext:value-type="float">
            <text:p>16.79625025</text:p>
          </table:table-cell>
          <table:table-cell office:value-type="float" office:value="16.79613965" calcext:value-type="float">
            <text:p>16.79613965</text:p>
          </table:table-cell>
          <table:table-cell office:value-type="float" office:value="16.79619627" calcext:value-type="float">
            <text:p>16.79619627</text:p>
          </table:table-cell>
          <table:table-cell office:value-type="float" office:value="16.79629926" calcext:value-type="float">
            <text:p>16.79629926</text:p>
          </table:table-cell>
          <table:table-cell office:value-type="float" office:value="16.79611456" calcext:value-type="float">
            <text:p>16.79611456</text:p>
          </table:table-cell>
          <table:table-cell office:value-type="float" office:value="16.79626885" calcext:value-type="float">
            <text:p>16.79626885</text:p>
          </table:table-cell>
          <table:table-cell office:value-type="float" office:value="16.79624261" calcext:value-type="float">
            <text:p>16.79624261</text:p>
          </table:table-cell>
          <table:table-cell office:value-type="float" office:value="16.79621364" calcext:value-type="float">
            <text:p>16.79621364</text:p>
          </table:table-cell>
          <table:table-cell office:value-type="float" office:value="16.79623083" calcext:value-type="float">
            <text:p>16.79623083</text:p>
          </table:table-cell>
          <table:table-cell office:value-type="float" office:value="16.79631501" calcext:value-type="float">
            <text:p>16.79631501</text:p>
          </table:table-cell>
          <table:table-cell office:value-type="float" office:value="16.79633682" calcext:value-type="float">
            <text:p>16.79633682</text:p>
          </table:table-cell>
          <table:table-cell office:value-type="float" office:value="16.79628296" calcext:value-type="float">
            <text:p>16.79628296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7818169" calcext:value-type="float">
            <text:p>13.7818169</text:p>
          </table:table-cell>
          <table:table-cell office:value-type="float" office:value="13.78179704" calcext:value-type="float">
            <text:p>13.78179704</text:p>
          </table:table-cell>
          <table:table-cell office:value-type="float" office:value="13.78181825" calcext:value-type="float">
            <text:p>13.78181825</text:p>
          </table:table-cell>
          <table:table-cell office:value-type="float" office:value="13.78179349" calcext:value-type="float">
            <text:p>13.78179349</text:p>
          </table:table-cell>
          <table:table-cell office:value-type="float" office:value="13.78185969" calcext:value-type="float">
            <text:p>13.78185969</text:p>
          </table:table-cell>
          <table:table-cell office:value-type="float" office:value="13.78185781" calcext:value-type="float">
            <text:p>13.78185781</text:p>
          </table:table-cell>
          <table:table-cell office:value-type="float" office:value="13.7816589" calcext:value-type="float">
            <text:p>13.7816589</text:p>
          </table:table-cell>
          <table:table-cell office:value-type="float" office:value="13.78165836" calcext:value-type="float">
            <text:p>13.78165836</text:p>
          </table:table-cell>
          <table:table-cell office:value-type="float" office:value="14.55698453" calcext:value-type="float">
            <text:p>14.55698453</text:p>
          </table:table-cell>
          <table:table-cell office:value-type="float" office:value="14.55714126" calcext:value-type="float">
            <text:p>14.55714126</text:p>
          </table:table-cell>
          <table:table-cell office:value-type="float" office:value="14.55725216" calcext:value-type="float">
            <text:p>14.55725216</text:p>
          </table:table-cell>
          <table:table-cell office:value-type="float" office:value="14.55728162" calcext:value-type="float">
            <text:p>14.55728162</text:p>
          </table:table-cell>
          <table:table-cell office:value-type="float" office:value="14.55690657" calcext:value-type="float">
            <text:p>14.55690657</text:p>
          </table:table-cell>
          <table:table-cell office:value-type="float" office:value="14.55724867" calcext:value-type="float">
            <text:p>14.55724867</text:p>
          </table:table-cell>
          <table:table-cell office:value-type="float" office:value="14.55731702" calcext:value-type="float">
            <text:p>14.55731702</text:p>
          </table:table-cell>
          <table:table-cell office:value-type="float" office:value="14.55727667" calcext:value-type="float">
            <text:p>14.55727667</text:p>
          </table:table-cell>
          <table:table-cell office:value-type="float" office:value="14.55728914" calcext:value-type="float">
            <text:p>14.55728914</text:p>
          </table:table-cell>
          <table:table-cell office:value-type="float" office:value="14.55720224" calcext:value-type="float">
            <text:p>14.55720224</text:p>
          </table:table-cell>
          <table:table-cell office:value-type="float" office:value="14.55724214" calcext:value-type="float">
            <text:p>14.55724214</text:p>
          </table:table-cell>
          <table:table-cell office:value-type="float" office:value="14.55727329" calcext:value-type="float">
            <text:p>14.55727329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.33417927" calcext:value-type="float">
            <text:p>11.33417927</text:p>
          </table:table-cell>
          <table:table-cell office:value-type="float" office:value="11.33407972" calcext:value-type="float">
            <text:p>11.33407972</text:p>
          </table:table-cell>
          <table:table-cell office:value-type="float" office:value="11.33311928" calcext:value-type="float">
            <text:p>11.33311928</text:p>
          </table:table-cell>
          <table:table-cell office:value-type="float" office:value="11.33412557" calcext:value-type="float">
            <text:p>11.33412557</text:p>
          </table:table-cell>
          <table:table-cell office:value-type="float" office:value="11.33406267" calcext:value-type="float">
            <text:p>11.33406267</text:p>
          </table:table-cell>
          <table:table-cell office:value-type="float" office:value="11.33404116" calcext:value-type="float">
            <text:p>11.33404116</text:p>
          </table:table-cell>
          <table:table-cell office:value-type="float" office:value="11.33408305" calcext:value-type="float">
            <text:p>11.33408305</text:p>
          </table:table-cell>
          <table:table-cell office:value-type="float" office:value="11.33488328" calcext:value-type="float">
            <text:p>11.33488328</text:p>
          </table:table-cell>
          <table:table-cell office:value-type="float" office:value="11.33486666" calcext:value-type="float">
            <text:p>11.33486666</text:p>
          </table:table-cell>
          <table:table-cell office:value-type="float" office:value="11.37966462" calcext:value-type="float">
            <text:p>11.37966462</text:p>
          </table:table-cell>
          <table:table-cell office:value-type="float" office:value="11.45768686" calcext:value-type="float">
            <text:p>11.45768686</text:p>
          </table:table-cell>
          <table:table-cell office:value-type="float" office:value="11.45773577" calcext:value-type="float">
            <text:p>11.45773577</text:p>
          </table:table-cell>
          <table:table-cell office:value-type="float" office:value="11.45774171" calcext:value-type="float">
            <text:p>11.45774171</text:p>
          </table:table-cell>
          <table:table-cell office:value-type="float" office:value="11.45779444" calcext:value-type="float">
            <text:p>11.45779444</text:p>
          </table:table-cell>
          <table:table-cell office:value-type="float" office:value="11.45777112" calcext:value-type="float">
            <text:p>11.45777112</text:p>
          </table:table-cell>
          <table:table-cell office:value-type="float" office:value="11.4578513" calcext:value-type="float">
            <text:p>11.4578513</text:p>
          </table:table-cell>
          <table:table-cell office:value-type="float" office:value="11.45776419" calcext:value-type="float">
            <text:p>11.45776419</text:p>
          </table:table-cell>
          <table:table-cell office:value-type="float" office:value="11.45777237" calcext:value-type="float">
            <text:p>11.45777237</text:p>
          </table:table-cell>
          <table:table-cell office:value-type="float" office:value="11.45784328" calcext:value-type="float">
            <text:p>11.45784328</text:p>
          </table:table-cell>
          <table:table-cell office:value-type="float" office:value="11.4578053" calcext:value-type="float">
            <text:p>11.4578053</text:p>
          </table:table-cell>
          <table:table-cell office:value-type="float" office:value="11.47717726" calcext:value-type="float">
            <text:p>11.47717726</text:p>
          </table:table-cell>
          <table:table-cell office:value-type="float" office:value="11.47718958" calcext:value-type="float">
            <text:p>11.47718958</text:p>
          </table:table-cell>
          <table:table-cell office:value-type="float" office:value="11.47720146" calcext:value-type="float">
            <text:p>11.47720146</text:p>
          </table:table-cell>
          <table:table-cell office:value-type="float" office:value="11.47722612" calcext:value-type="float">
            <text:p>11.47722612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82923492" calcext:value-type="float">
            <text:p>9.82923492</text:p>
          </table:table-cell>
          <table:table-cell office:value-type="float" office:value="9.83609287" calcext:value-type="float">
            <text:p>9.83609287</text:p>
          </table:table-cell>
          <table:table-cell office:value-type="float" office:value="10.47368397" calcext:value-type="float">
            <text:p>10.47368397</text:p>
          </table:table-cell>
          <table:table-cell office:value-type="float" office:value="10.47380252" calcext:value-type="float">
            <text:p>10.47380252</text:p>
          </table:table-cell>
          <table:table-cell office:value-type="float" office:value="10.47302882" calcext:value-type="float">
            <text:p>10.47302882</text:p>
          </table:table-cell>
          <table:table-cell office:value-type="float" office:value="10.47387031" calcext:value-type="float">
            <text:p>10.47387031</text:p>
          </table:table-cell>
          <table:table-cell office:value-type="float" office:value="10.47370088" calcext:value-type="float">
            <text:p>10.47370088</text:p>
          </table:table-cell>
          <table:table-cell office:value-type="float" office:value="10.58845732" calcext:value-type="float">
            <text:p>10.58845732</text:p>
          </table:table-cell>
          <table:table-cell office:value-type="float" office:value="10.5885219" calcext:value-type="float">
            <text:p>10.5885219</text:p>
          </table:table-cell>
          <table:table-cell office:value-type="float" office:value="10.58849441" calcext:value-type="float">
            <text:p>10.58849441</text:p>
          </table:table-cell>
          <table:table-cell office:value-type="float" office:value="10.58831083" calcext:value-type="float">
            <text:p>10.58831083</text:p>
          </table:table-cell>
          <table:table-cell office:value-type="float" office:value="10.58857265" calcext:value-type="float">
            <text:p>10.58857265</text:p>
          </table:table-cell>
          <table:table-cell office:value-type="float" office:value="10.58865203" calcext:value-type="float">
            <text:p>10.58865203</text:p>
          </table:table-cell>
          <table:table-cell office:value-type="float" office:value="10.58861067" calcext:value-type="float">
            <text:p>10.58861067</text:p>
          </table:table-cell>
          <table:table-cell office:value-type="float" office:value="10.5885329" calcext:value-type="float">
            <text:p>10.5885329</text:p>
          </table:table-cell>
          <table:table-cell office:value-type="float" office:value="10.58866713" calcext:value-type="float">
            <text:p>10.58866713</text:p>
          </table:table-cell>
          <table:table-cell office:value-type="float" office:value="10.58861296" calcext:value-type="float">
            <text:p>10.58861296</text:p>
          </table:table-cell>
          <table:table-cell office:value-type="float" office:value="10.58864796" calcext:value-type="float">
            <text:p>10.58864796</text:p>
          </table:table-cell>
          <table:table-cell office:value-type="float" office:value="10.58871305" calcext:value-type="float">
            <text:p>10.58871305</text:p>
          </table:table-cell>
          <table:table-cell office:value-type="float" office:value="10.58857367" calcext:value-type="float">
            <text:p>10.58857367</text:p>
          </table:table-cell>
          <table:table-cell office:value-type="float" office:value="10.5886958" calcext:value-type="float">
            <text:p>10.5886958</text:p>
          </table:table-cell>
          <table:table-cell office:value-type="float" office:value="10.58826301" calcext:value-type="float">
            <text:p>10.58826301</text:p>
          </table:table-cell>
          <table:table-cell office:value-type="float" office:value="10.58859592" calcext:value-type="float">
            <text:p>10.58859592</text:p>
          </table:table-cell>
          <table:table-cell office:value-type="float" office:value="10.58863364" calcext:value-type="float">
            <text:p>10.58863364</text:p>
          </table:table-cell>
          <table:table-cell office:value-type="float" office:value="10.58877572" calcext:value-type="float">
            <text:p>10.58877572</text:p>
          </table:table-cell>
          <table:table-cell office:value-type="float" office:value="10.58841947" calcext:value-type="float">
            <text:p>10.58841947</text:p>
          </table:table-cell>
          <table:table-cell office:value-type="float" office:value="10.5887298" calcext:value-type="float">
            <text:p>10.5887298</text:p>
          </table:table-cell>
          <table:table-cell office:value-type="float" office:value="10.58862867" calcext:value-type="float">
            <text:p>10.58862867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51142212" calcext:value-type="float">
            <text:p>9.51142212</text:p>
          </table:table-cell>
          <table:table-cell office:value-type="float" office:value="9.51132071" calcext:value-type="float">
            <text:p>9.51132071</text:p>
          </table:table-cell>
          <table:table-cell office:value-type="float" office:value="9.51129153" calcext:value-type="float">
            <text:p>9.51129153</text:p>
          </table:table-cell>
          <table:table-cell office:value-type="float" office:value="9.51140665" calcext:value-type="float">
            <text:p>9.51140665</text:p>
          </table:table-cell>
          <table:table-cell office:value-type="float" office:value="9.50886146" calcext:value-type="float">
            <text:p>9.50886146</text:p>
          </table:table-cell>
          <table:table-cell office:value-type="float" office:value="9.51129507" calcext:value-type="float">
            <text:p>9.51129507</text:p>
          </table:table-cell>
          <table:table-cell office:value-type="float" office:value="9.51141207" calcext:value-type="float">
            <text:p>9.51141207</text:p>
          </table:table-cell>
          <table:table-cell office:value-type="float" office:value="9.51140138" calcext:value-type="float">
            <text:p>9.51140138</text:p>
          </table:table-cell>
          <table:table-cell office:value-type="float" office:value="9.51128732" calcext:value-type="float">
            <text:p>9.51128732</text:p>
          </table:table-cell>
          <table:table-cell office:value-type="float" office:value="9.51135773" calcext:value-type="float">
            <text:p>9.51135773</text:p>
          </table:table-cell>
          <table:table-cell office:value-type="float" office:value="9.51136278" calcext:value-type="float">
            <text:p>9.51136278</text:p>
          </table:table-cell>
          <table:table-cell office:value-type="float" office:value="9.51099862" calcext:value-type="float">
            <text:p>9.51099862</text:p>
          </table:table-cell>
          <table:table-cell office:value-type="float" office:value="9.51129498" calcext:value-type="float">
            <text:p>9.51129498</text:p>
          </table:table-cell>
          <table:table-cell office:value-type="float" office:value="9.6265935" calcext:value-type="float">
            <text:p>9.6265935</text:p>
          </table:table-cell>
          <table:table-cell office:value-type="float" office:value="9.62686558" calcext:value-type="float">
            <text:p>9.62686558</text:p>
          </table:table-cell>
          <table:table-cell office:value-type="float" office:value="9.62724366" calcext:value-type="float">
            <text:p>9.62724366</text:p>
          </table:table-cell>
          <table:table-cell office:value-type="float" office:value="9.62722608" calcext:value-type="float">
            <text:p>9.62722608</text:p>
          </table:table-cell>
          <table:table-cell office:value-type="float" office:value="9.62709834" calcext:value-type="float">
            <text:p>9.62709834</text:p>
          </table:table-cell>
          <table:table-cell office:value-type="float" office:value="9.62714762" calcext:value-type="float">
            <text:p>9.62714762</text:p>
          </table:table-cell>
          <table:table-cell office:value-type="float" office:value="9.62700635" calcext:value-type="float">
            <text:p>9.62700635</text:p>
          </table:table-cell>
          <table:table-cell office:value-type="float" office:value="9.6272128" calcext:value-type="float">
            <text:p>9.6272128</text:p>
          </table:table-cell>
          <table:table-cell office:value-type="float" office:value="9.62706055" calcext:value-type="float">
            <text:p>9.62706055</text:p>
          </table:table-cell>
          <table:table-cell office:value-type="float" office:value="9.626916" calcext:value-type="float">
            <text:p>9.626916</text:p>
          </table:table-cell>
          <table:table-cell office:value-type="float" office:value="9.62716618" calcext:value-type="float">
            <text:p>9.62716618</text:p>
          </table:table-cell>
          <table:table-cell office:value-type="float" office:value="9.62733938" calcext:value-type="float">
            <text:p>9.62733938</text:p>
          </table:table-cell>
          <table:table-cell office:value-type="float" office:value="9.62712169" calcext:value-type="float">
            <text:p>9.62712169</text:p>
          </table:table-cell>
          <table:table-cell office:value-type="float" office:value="9.62294499" calcext:value-type="float">
            <text:p>9.62294499</text:p>
          </table:table-cell>
          <table:table-cell office:value-type="float" office:value="9.62687989" calcext:value-type="float">
            <text:p>9.62687989</text:p>
          </table:table-cell>
          <table:table-cell office:value-type="float" office:value="9.62710437" calcext:value-type="float">
            <text:p>9.62710437</text:p>
          </table:table-cell>
          <table:table-cell office:value-type="float" office:value="9.62737198" calcext:value-type="float">
            <text:p>9.62737198</text:p>
          </table:table-cell>
          <table:table-cell office:value-type="float" office:value="9.62738443" calcext:value-type="float">
            <text:p>9.62738443</text:p>
          </table:table-cell>
          <table:table-cell office:value-type="float" office:value="9.62723872" calcext:value-type="float">
            <text:p>9.62723872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.40772952" calcext:value-type="float">
            <text:p>8.40772952</text:p>
          </table:table-cell>
          <table:table-cell office:value-type="float" office:value="8.40764403" calcext:value-type="float">
            <text:p>8.40764403</text:p>
          </table:table-cell>
          <table:table-cell office:value-type="float" office:value="8.41414635" calcext:value-type="float">
            <text:p>8.41414635</text:p>
          </table:table-cell>
          <table:table-cell office:value-type="float" office:value="8.45231181" calcext:value-type="float">
            <text:p>8.45231181</text:p>
          </table:table-cell>
          <table:table-cell office:value-type="float" office:value="8.45206894" calcext:value-type="float">
            <text:p>8.45206894</text:p>
          </table:table-cell>
          <table:table-cell office:value-type="float" office:value="8.45218879" calcext:value-type="float">
            <text:p>8.45218879</text:p>
          </table:table-cell>
          <table:table-cell office:value-type="float" office:value="8.4521944" calcext:value-type="float">
            <text:p>8.4521944</text:p>
          </table:table-cell>
          <table:table-cell office:value-type="float" office:value="8.45228328" calcext:value-type="float">
            <text:p>8.45228328</text:p>
          </table:table-cell>
          <table:table-cell office:value-type="float" office:value="8.43955245" calcext:value-type="float">
            <text:p>8.43955245</text:p>
          </table:table-cell>
          <table:table-cell office:value-type="float" office:value="8.45224216" calcext:value-type="float">
            <text:p>8.45224216</text:p>
          </table:table-cell>
          <table:table-cell office:value-type="float" office:value="8.45213437" calcext:value-type="float">
            <text:p>8.45213437</text:p>
          </table:table-cell>
          <table:table-cell office:value-type="float" office:value="8.45230362" calcext:value-type="float">
            <text:p>8.45230362</text:p>
          </table:table-cell>
          <table:table-cell office:value-type="float" office:value="8.45222071" calcext:value-type="float">
            <text:p>8.45222071</text:p>
          </table:table-cell>
          <table:table-cell office:value-type="float" office:value="8.45223828" calcext:value-type="float">
            <text:p>8.45223828</text:p>
          </table:table-cell>
          <table:table-cell office:value-type="float" office:value="8.4486209" calcext:value-type="float">
            <text:p>8.4486209</text:p>
          </table:table-cell>
          <table:table-cell office:value-type="float" office:value="8.44665527" calcext:value-type="float">
            <text:p>8.44665527</text:p>
          </table:table-cell>
          <table:table-cell office:value-type="float" office:value="8.45196804" calcext:value-type="float">
            <text:p>8.45196804</text:p>
          </table:table-cell>
          <table:table-cell office:value-type="float" office:value="8.4521317" calcext:value-type="float">
            <text:p>8.4521317</text:p>
          </table:table-cell>
          <table:table-cell office:value-type="float" office:value="8.4520793" calcext:value-type="float">
            <text:p>8.4520793</text:p>
          </table:table-cell>
          <table:table-cell office:value-type="float" office:value="8.45214581" calcext:value-type="float">
            <text:p>8.45214581</text:p>
          </table:table-cell>
          <table:table-cell office:value-type="float" office:value="8.45236871" calcext:value-type="float">
            <text:p>8.45236871</text:p>
          </table:table-cell>
          <table:table-cell office:value-type="float" office:value="8.43982946" calcext:value-type="float">
            <text:p>8.43982946</text:p>
          </table:table-cell>
          <table:table-cell office:value-type="float" office:value="8.45193833" calcext:value-type="float">
            <text:p>8.45193833</text:p>
          </table:table-cell>
          <table:table-cell office:value-type="float" office:value="8.45236839" calcext:value-type="float">
            <text:p>8.45236839</text:p>
          </table:table-cell>
          <table:table-cell office:value-type="float" office:value="8.45213757" calcext:value-type="float">
            <text:p>8.45213757</text:p>
          </table:table-cell>
          <table:table-cell office:value-type="float" office:value="8.43959973" calcext:value-type="float">
            <text:p>8.43959973</text:p>
          </table:table-cell>
          <table:table-cell office:value-type="float" office:value="8.452111" calcext:value-type="float">
            <text:p>8.452111</text:p>
          </table:table-cell>
          <table:table-cell office:value-type="float" office:value="8.4522882" calcext:value-type="float">
            <text:p>8.4522882</text:p>
          </table:table-cell>
          <table:table-cell office:value-type="float" office:value="8.45240942" calcext:value-type="float">
            <text:p>8.45240942</text:p>
          </table:table-cell>
          <table:table-cell office:value-type="float" office:value="8.45221079" calcext:value-type="float">
            <text:p>8.45221079</text:p>
          </table:table-cell>
          <table:table-cell office:value-type="float" office:value="8.45225874" calcext:value-type="float">
            <text:p>8.45225874</text:p>
          </table:table-cell>
          <table:table-cell office:value-type="float" office:value="8.45228634" calcext:value-type="float">
            <text:p>8.45228634</text:p>
          </table:table-cell>
          <table:table-cell office:value-type="float" office:value="8.43985565" calcext:value-type="float">
            <text:p>8.43985565</text:p>
          </table:table-cell>
          <table:table-cell office:value-type="float" office:value="8.45239306" calcext:value-type="float">
            <text:p>8.45239306</text:p>
          </table:table-cell>
          <table:table-cell office:value-type="float" office:value="8.45183184" calcext:value-type="float">
            <text:p>8.45183184</text:p>
          </table:table-cell>
          <table:table-cell office:value-type="float" office:value="8.439827" calcext:value-type="float">
            <text:p>8.439827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85047217" calcext:value-type="float">
            <text:p>7.85047217</text:p>
          </table:table-cell>
          <table:table-cell office:value-type="float" office:value="7.83803714" calcext:value-type="float">
            <text:p>7.83803714</text:p>
          </table:table-cell>
          <table:table-cell office:value-type="float" office:value="7.85061052" calcext:value-type="float">
            <text:p>7.85061052</text:p>
          </table:table-cell>
          <table:table-cell office:value-type="float" office:value="7.85070157" calcext:value-type="float">
            <text:p>7.85070157</text:p>
          </table:table-cell>
          <table:table-cell office:value-type="float" office:value="7.85042986" calcext:value-type="float">
            <text:p>7.85042986</text:p>
          </table:table-cell>
          <table:table-cell office:value-type="float" office:value="7.85074926" calcext:value-type="float">
            <text:p>7.85074926</text:p>
          </table:table-cell>
          <table:table-cell office:value-type="float" office:value="7.85059132" calcext:value-type="float">
            <text:p>7.85059132</text:p>
          </table:table-cell>
          <table:table-cell office:value-type="float" office:value="7.85044949" calcext:value-type="float">
            <text:p>7.85044949</text:p>
          </table:table-cell>
          <table:table-cell office:value-type="float" office:value="7.85078968" calcext:value-type="float">
            <text:p>7.85078968</text:p>
          </table:table-cell>
          <table:table-cell office:value-type="float" office:value="7.85047356" calcext:value-type="float">
            <text:p>7.85047356</text:p>
          </table:table-cell>
          <table:table-cell office:value-type="float" office:value="7.85049483" calcext:value-type="float">
            <text:p>7.85049483</text:p>
          </table:table-cell>
          <table:table-cell office:value-type="float" office:value="7.85073868" calcext:value-type="float">
            <text:p>7.85073868</text:p>
          </table:table-cell>
          <table:table-cell office:value-type="float" office:value="7.85069408" calcext:value-type="float">
            <text:p>7.85069408</text:p>
          </table:table-cell>
          <table:table-cell office:value-type="float" office:value="7.85056588" calcext:value-type="float">
            <text:p>7.85056588</text:p>
          </table:table-cell>
          <table:table-cell office:value-type="float" office:value="7.85065514" calcext:value-type="float">
            <text:p>7.85065514</text:p>
          </table:table-cell>
          <table:table-cell office:value-type="float" office:value="7.83814675" calcext:value-type="float">
            <text:p>7.83814675</text:p>
          </table:table-cell>
          <table:table-cell office:value-type="float" office:value="7.85026103" calcext:value-type="float">
            <text:p>7.85026103</text:p>
          </table:table-cell>
          <table:table-cell office:value-type="float" office:value="7.85060367" calcext:value-type="float">
            <text:p>7.85060367</text:p>
          </table:table-cell>
          <table:table-cell office:value-type="float" office:value="7.85064889" calcext:value-type="float">
            <text:p>7.85064889</text:p>
          </table:table-cell>
          <table:table-cell office:value-type="float" office:value="7.85058743" calcext:value-type="float">
            <text:p>7.85058743</text:p>
          </table:table-cell>
          <table:table-cell office:value-type="float" office:value="7.85071026" calcext:value-type="float">
            <text:p>7.85071026</text:p>
          </table:table-cell>
          <table:table-cell office:value-type="float" office:value="7.850504" calcext:value-type="float">
            <text:p>7.850504</text:p>
          </table:table-cell>
          <table:table-cell office:value-type="float" office:value="7.83806903" calcext:value-type="float">
            <text:p>7.83806903</text:p>
          </table:table-cell>
          <table:table-cell office:value-type="float" office:value="7.85050335" calcext:value-type="float">
            <text:p>7.85050335</text:p>
          </table:table-cell>
          <table:table-cell office:value-type="float" office:value="7.85062456" calcext:value-type="float">
            <text:p>7.85062456</text:p>
          </table:table-cell>
          <table:table-cell office:value-type="float" office:value="7.85038663" calcext:value-type="float">
            <text:p>7.85038663</text:p>
          </table:table-cell>
          <table:table-cell office:value-type="float" office:value="7.8508116" calcext:value-type="float">
            <text:p>7.8508116</text:p>
          </table:table-cell>
          <table:table-cell office:value-type="float" office:value="7.85085461" calcext:value-type="float">
            <text:p>7.85085461</text:p>
          </table:table-cell>
          <table:table-cell office:value-type="float" office:value="7.85096452" calcext:value-type="float">
            <text:p>7.85096452</text:p>
          </table:table-cell>
          <table:table-cell office:value-type="float" office:value="7.85085154" calcext:value-type="float">
            <text:p>7.85085154</text:p>
          </table:table-cell>
          <table:table-cell office:value-type="float" office:value="7.85087174" calcext:value-type="float">
            <text:p>7.85087174</text:p>
          </table:table-cell>
          <table:table-cell office:value-type="float" office:value="7.83819257" calcext:value-type="float">
            <text:p>7.83819257</text:p>
          </table:table-cell>
          <table:table-cell office:value-type="float" office:value="7.85058951" calcext:value-type="float">
            <text:p>7.85058951</text:p>
          </table:table-cell>
          <table:table-cell office:value-type="float" office:value="7.85090039" calcext:value-type="float">
            <text:p>7.85090039</text:p>
          </table:table-cell>
          <table:table-cell office:value-type="float" office:value="7.8509682" calcext:value-type="float">
            <text:p>7.8509682</text:p>
          </table:table-cell>
          <table:table-cell office:value-type="float" office:value="7.85077929" calcext:value-type="float">
            <text:p>7.85077929</text:p>
          </table:table-cell>
          <table:table-cell office:value-type="float" office:value="7.93012308" calcext:value-type="float">
            <text:p>7.93012308</text:p>
          </table:table-cell>
          <table:table-cell office:value-type="float" office:value="7.93012677" calcext:value-type="float">
            <text:p>7.93012677</text:p>
          </table:table-cell>
          <table:table-cell office:value-type="float" office:value="7.93024531" calcext:value-type="float">
            <text:p>7.93024531</text:p>
          </table:table-cell>
          <table:table-cell office:value-type="float" office:value="7.93001791" calcext:value-type="float">
            <text:p>7.93001791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.91517182" calcext:value-type="float">
            <text:p>6.91517182</text:p>
          </table:table-cell>
          <table:table-cell office:value-type="float" office:value="7.14144488" calcext:value-type="float">
            <text:p>7.14144488</text:p>
          </table:table-cell>
          <table:table-cell office:value-type="float" office:value="7.12413613" calcext:value-type="float">
            <text:p>7.12413613</text:p>
          </table:table-cell>
          <table:table-cell office:value-type="float" office:value="7.13313827" calcext:value-type="float">
            <text:p>7.13313827</text:p>
          </table:table-cell>
          <table:table-cell office:value-type="float" office:value="7.14136664" calcext:value-type="float">
            <text:p>7.14136664</text:p>
          </table:table-cell>
          <table:table-cell office:value-type="float" office:value="7.14128193" calcext:value-type="float">
            <text:p>7.14128193</text:p>
          </table:table-cell>
          <table:table-cell office:value-type="float" office:value="7.14106032" calcext:value-type="float">
            <text:p>7.14106032</text:p>
          </table:table-cell>
          <table:table-cell office:value-type="float" office:value="7.14118343" calcext:value-type="float">
            <text:p>7.14118343</text:p>
          </table:table-cell>
          <table:table-cell office:value-type="float" office:value="7.1289341" calcext:value-type="float">
            <text:p>7.1289341</text:p>
          </table:table-cell>
          <table:table-cell office:value-type="float" office:value="7.1413472" calcext:value-type="float">
            <text:p>7.1413472</text:p>
          </table:table-cell>
          <table:table-cell office:value-type="float" office:value="7.14104896" calcext:value-type="float">
            <text:p>7.14104896</text:p>
          </table:table-cell>
          <table:table-cell office:value-type="float" office:value="7.12887491" calcext:value-type="float">
            <text:p>7.12887491</text:p>
          </table:table-cell>
          <table:table-cell office:value-type="float" office:value="7.14120997" calcext:value-type="float">
            <text:p>7.14120997</text:p>
          </table:table-cell>
          <table:table-cell office:value-type="float" office:value="7.12912371" calcext:value-type="float">
            <text:p>7.12912371</text:p>
          </table:table-cell>
          <table:table-cell office:value-type="float" office:value="7.14108566" calcext:value-type="float">
            <text:p>7.14108566</text:p>
          </table:table-cell>
          <table:table-cell office:value-type="float" office:value="7.34560006" calcext:value-type="float">
            <text:p>7.34560006</text:p>
          </table:table-cell>
          <table:table-cell office:value-type="float" office:value="7.33740135" calcext:value-type="float">
            <text:p>7.33740135</text:p>
          </table:table-cell>
          <table:table-cell office:value-type="float" office:value="7.33716138" calcext:value-type="float">
            <text:p>7.33716138</text:p>
          </table:table-cell>
          <table:table-cell office:value-type="float" office:value="7.34544157" calcext:value-type="float">
            <text:p>7.34544157</text:p>
          </table:table-cell>
          <table:table-cell office:value-type="float" office:value="7.33296765" calcext:value-type="float">
            <text:p>7.33296765</text:p>
          </table:table-cell>
          <table:table-cell office:value-type="float" office:value="7.34560786" calcext:value-type="float">
            <text:p>7.34560786</text:p>
          </table:table-cell>
          <table:table-cell office:value-type="float" office:value="7.34542418" calcext:value-type="float">
            <text:p>7.34542418</text:p>
          </table:table-cell>
          <table:table-cell office:value-type="float" office:value="7.34558562" calcext:value-type="float">
            <text:p>7.34558562</text:p>
          </table:table-cell>
          <table:table-cell office:value-type="float" office:value="7.34530903" calcext:value-type="float">
            <text:p>7.34530903</text:p>
          </table:table-cell>
          <table:table-cell office:value-type="float" office:value="7.34550547" calcext:value-type="float">
            <text:p>7.34550547</text:p>
          </table:table-cell>
          <table:table-cell office:value-type="float" office:value="7.34541552" calcext:value-type="float">
            <text:p>7.34541552</text:p>
          </table:table-cell>
          <table:table-cell office:value-type="float" office:value="7.34576773" calcext:value-type="float">
            <text:p>7.34576773</text:p>
          </table:table-cell>
          <table:table-cell office:value-type="float" office:value="7.33333733" calcext:value-type="float">
            <text:p>7.33333733</text:p>
          </table:table-cell>
          <table:table-cell office:value-type="float" office:value="7.34551166" calcext:value-type="float">
            <text:p>7.34551166</text:p>
          </table:table-cell>
          <table:table-cell office:value-type="float" office:value="7.33316711" calcext:value-type="float">
            <text:p>7.33316711</text:p>
          </table:table-cell>
          <table:table-cell office:value-type="float" office:value="7.34573489" calcext:value-type="float">
            <text:p>7.34573489</text:p>
          </table:table-cell>
          <table:table-cell office:value-type="float" office:value="7.34574786" calcext:value-type="float">
            <text:p>7.34574786</text:p>
          </table:table-cell>
          <table:table-cell office:value-type="float" office:value="7.3457794" calcext:value-type="float">
            <text:p>7.3457794</text:p>
          </table:table-cell>
          <table:table-cell office:value-type="float" office:value="7.33820982" calcext:value-type="float">
            <text:p>7.33820982</text:p>
          </table:table-cell>
          <table:table-cell office:value-type="float" office:value="7.3455861" calcext:value-type="float">
            <text:p>7.3455861</text:p>
          </table:table-cell>
          <table:table-cell office:value-type="float" office:value="7.34570231" calcext:value-type="float">
            <text:p>7.34570231</text:p>
          </table:table-cell>
          <table:table-cell office:value-type="float" office:value="7.34574327" calcext:value-type="float">
            <text:p>7.34574327</text:p>
          </table:table-cell>
          <table:table-cell office:value-type="float" office:value="7.3363505" calcext:value-type="float">
            <text:p>7.3363505</text:p>
          </table:table-cell>
          <table:table-cell office:value-type="float" office:value="7.34592336" calcext:value-type="float">
            <text:p>7.34592336</text:p>
          </table:table-cell>
          <table:table-cell office:value-type="float" office:value="7.71833798" calcext:value-type="float">
            <text:p>7.71833798</text:p>
          </table:table-cell>
          <table:table-cell office:value-type="float" office:value="7.71854476" calcext:value-type="float">
            <text:p>7.71854476</text:p>
          </table:table-cell>
          <table:table-cell office:value-type="float" office:value="7.71847968" calcext:value-type="float">
            <text:p>7.71847968</text:p>
          </table:table-cell>
          <table:table-cell office:value-type="float" office:value="7.71832019" calcext:value-type="float">
            <text:p>7.71832019</text:p>
          </table:table-cell>
          <table:table-cell office:value-type="float" office:value="7.7053817" calcext:value-type="float">
            <text:p>7.705381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.51008845" calcext:value-type="float">
            <text:p>6.51008845</text:p>
          </table:table-cell>
          <table:table-cell office:value-type="float" office:value="6.51906737" calcext:value-type="float">
            <text:p>6.51906737</text:p>
          </table:table-cell>
          <table:table-cell office:value-type="float" office:value="6.55868455" calcext:value-type="float">
            <text:p>6.55868455</text:p>
          </table:table-cell>
          <table:table-cell office:value-type="float" office:value="6.55874818" calcext:value-type="float">
            <text:p>6.55874818</text:p>
          </table:table-cell>
          <table:table-cell office:value-type="float" office:value="6.54847274" calcext:value-type="float">
            <text:p>6.54847274</text:p>
          </table:table-cell>
          <table:table-cell office:value-type="float" office:value="6.71517699" calcext:value-type="float">
            <text:p>6.71517699</text:p>
          </table:table-cell>
          <table:table-cell office:value-type="float" office:value="6.71502672" calcext:value-type="float">
            <text:p>6.71502672</text:p>
          </table:table-cell>
          <table:table-cell office:value-type="float" office:value="6.70187685" calcext:value-type="float">
            <text:p>6.70187685</text:p>
          </table:table-cell>
          <table:table-cell office:value-type="float" office:value="6.71513136" calcext:value-type="float">
            <text:p>6.71513136</text:p>
          </table:table-cell>
          <table:table-cell office:value-type="float" office:value="6.7149909" calcext:value-type="float">
            <text:p>6.7149909</text:p>
          </table:table-cell>
          <table:table-cell office:value-type="float" office:value="6.71514192" calcext:value-type="float">
            <text:p>6.71514192</text:p>
          </table:table-cell>
          <table:table-cell office:value-type="float" office:value="6.71520407" calcext:value-type="float">
            <text:p>6.71520407</text:p>
          </table:table-cell>
          <table:table-cell office:value-type="float" office:value="6.71515431" calcext:value-type="float">
            <text:p>6.71515431</text:p>
          </table:table-cell>
          <table:table-cell office:value-type="float" office:value="6.7151143" calcext:value-type="float">
            <text:p>6.7151143</text:p>
          </table:table-cell>
          <table:table-cell office:value-type="float" office:value="6.70215232" calcext:value-type="float">
            <text:p>6.70215232</text:p>
          </table:table-cell>
          <table:table-cell office:value-type="float" office:value="6.71508113" calcext:value-type="float">
            <text:p>6.71508113</text:p>
          </table:table-cell>
          <table:table-cell office:value-type="float" office:value="6.70215057" calcext:value-type="float">
            <text:p>6.70215057</text:p>
          </table:table-cell>
          <table:table-cell office:value-type="float" office:value="6.71502365" calcext:value-type="float">
            <text:p>6.71502365</text:p>
          </table:table-cell>
          <table:table-cell office:value-type="float" office:value="6.70315022" calcext:value-type="float">
            <text:p>6.70315022</text:p>
          </table:table-cell>
          <table:table-cell office:value-type="float" office:value="6.71484814" calcext:value-type="float">
            <text:p>6.71484814</text:p>
          </table:table-cell>
          <table:table-cell office:value-type="float" office:value="6.69665914" calcext:value-type="float">
            <text:p>6.69665914</text:p>
          </table:table-cell>
          <table:table-cell office:value-type="float" office:value="6.7092812" calcext:value-type="float">
            <text:p>6.7092812</text:p>
          </table:table-cell>
          <table:table-cell office:value-type="float" office:value="6.7029337" calcext:value-type="float">
            <text:p>6.7029337</text:p>
          </table:table-cell>
          <table:table-cell office:value-type="float" office:value="6.71490383" calcext:value-type="float">
            <text:p>6.71490383</text:p>
          </table:table-cell>
          <table:table-cell office:value-type="float" office:value="6.71390181" calcext:value-type="float">
            <text:p>6.71390181</text:p>
          </table:table-cell>
          <table:table-cell office:value-type="float" office:value="6.71480114" calcext:value-type="float">
            <text:p>6.71480114</text:p>
          </table:table-cell>
          <table:table-cell office:value-type="float" office:value="6.70687656" calcext:value-type="float">
            <text:p>6.70687656</text:p>
          </table:table-cell>
          <table:table-cell office:value-type="float" office:value="6.71509079" calcext:value-type="float">
            <text:p>6.71509079</text:p>
          </table:table-cell>
          <table:table-cell office:value-type="float" office:value="6.71523885" calcext:value-type="float">
            <text:p>6.71523885</text:p>
          </table:table-cell>
          <table:table-cell office:value-type="float" office:value="6.71527941" calcext:value-type="float">
            <text:p>6.71527941</text:p>
          </table:table-cell>
          <table:table-cell office:value-type="float" office:value="6.71515394" calcext:value-type="float">
            <text:p>6.71515394</text:p>
          </table:table-cell>
          <table:table-cell office:value-type="float" office:value="6.7148572" calcext:value-type="float">
            <text:p>6.7148572</text:p>
          </table:table-cell>
          <table:table-cell office:value-type="float" office:value="6.69789125" calcext:value-type="float">
            <text:p>6.69789125</text:p>
          </table:table-cell>
          <table:table-cell office:value-type="float" office:value="6.71504612" calcext:value-type="float">
            <text:p>6.71504612</text:p>
          </table:table-cell>
          <table:table-cell office:value-type="float" office:value="6.71532744" calcext:value-type="float">
            <text:p>6.71532744</text:p>
          </table:table-cell>
          <table:table-cell office:value-type="float" office:value="6.71543274" calcext:value-type="float">
            <text:p>6.71543274</text:p>
          </table:table-cell>
          <table:table-cell office:value-type="float" office:value="6.71511342" calcext:value-type="float">
            <text:p>6.71511342</text:p>
          </table:table-cell>
          <table:table-cell office:value-type="float" office:value="6.70634604" calcext:value-type="float">
            <text:p>6.70634604</text:p>
          </table:table-cell>
          <table:table-cell office:value-type="float" office:value="6.71515732" calcext:value-type="float">
            <text:p>6.71515732</text:p>
          </table:table-cell>
          <table:table-cell office:value-type="float" office:value="6.69837141" calcext:value-type="float">
            <text:p>6.69837141</text:p>
          </table:table-cell>
          <table:table-cell office:value-type="float" office:value="6.7153481" calcext:value-type="float">
            <text:p>6.7153481</text:p>
          </table:table-cell>
          <table:table-cell office:value-type="float" office:value="6.7150371" calcext:value-type="float">
            <text:p>6.7150371</text:p>
          </table:table-cell>
          <table:table-cell office:value-type="float" office:value="6.71523286" calcext:value-type="float">
            <text:p>6.71523286</text:p>
          </table:table-cell>
          <table:table-cell office:value-type="float" office:value="6.70320887" calcext:value-type="float">
            <text:p>6.70320887</text:p>
          </table:table-cell>
          <table:table-cell office:value-type="float" office:value="6.7152423" calcext:value-type="float">
            <text:p>6.7152423</text:p>
          </table:table-cell>
          <table:table-cell office:value-type="float" office:value="6.71547078" calcext:value-type="float">
            <text:p>6.71547078</text:p>
          </table:table-cell>
          <table:table-cell office:value-type="float" office:value="6.7154275" calcext:value-type="float">
            <text:p>6.7154275</text:p>
          </table:table-cell>
          <table:table-cell office:value-type="float" office:value="6.71520464" calcext:value-type="float">
            <text:p>6.71520464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2">
          <table:table-cell table:number-columns-repeated="50"/>
        </table:table-row>
        <table:table-row table:style-name="ro1">
          <table:table-cell/>
          <table:table-cell office:value-type="string" calcext:value-type="string">
            <text:p>averages</text:p>
          </table:table-cell>
          <table:table-cell office:value-type="string" calcext:value-type="string">
            <text:p>errors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X([.B3]:OFFSET([.B3];0;[.A3]-1))" office:value-type="float" office:value="263.09346954" calcext:value-type="float">
            <text:p>263.09346954</text:p>
          </table:table-cell>
          <table:table-cell table:formula="of:=( MAX([.B3]:OFFSET([.B3];0;[.A3]-1)) - MIN([.B3]:OFFSET([.B3];0;[.A3]-1)) )/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B50]+[.B65]+[.B80])/3" office:value-type="float" office:value="263.57999447" calcext:value-type="float">
            <text:p>263.57999447</text:p>
          </table:table-cell>
          <table:table-cell table:formula="of:=( MAX([.B50];[.B65];[.B80]) -  MIN([.B50];[.B65];[.B80])   )/2" office:value-type="float" office:value="0.851182015000006" calcext:value-type="float">
            <text:p>0.851182015000006</text:p>
          </table:table-cell>
          <table:table-cell table:number-columns-repeated="4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AX([.B4]:OFFSET([.B4];0;[.A4]-1))" office:value-type="float" office:value="66.82189448" calcext:value-type="float">
            <text:p>66.82189448</text:p>
          </table:table-cell>
          <table:table-cell table:formula="of:=( MAX([.B4]:OFFSET([.B4];0;[.A4]-1)) - MIN([.B4]:OFFSET([.B4];0;[.A4]-1)) )/2" office:value-type="float" office:value="0.000307655000000295" calcext:value-type="float">
            <text:p>0.00030765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B51]+[.B66]+[.B81])/3" office:value-type="float" office:value="66.1708527833333" calcext:value-type="float">
            <text:p>66.1708527833333</text:p>
          </table:table-cell>
          <table:table-cell table:formula="of:=( MAX([.B51];[.B66];[.B81]) -  MIN([.B51];[.B66];[.B81])   )/2" office:value-type="float" office:value="0.488685029999999" calcext:value-type="float">
            <text:p>0.488685029999999</text:p>
          </table:table-cell>
          <table:table-cell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AX([.B5]:OFFSET([.B5];0;[.A5]-1))" office:value-type="float" office:value="33.01026511" calcext:value-type="float">
            <text:p>33.01026511</text:p>
          </table:table-cell>
          <table:table-cell table:formula="of:=( MAX([.B5]:OFFSET([.B5];0;[.A5]-1)) - MIN([.B5]:OFFSET([.B5];0;[.A5]-1)) )/2" office:value-type="float" office:value="0.013344515" calcext:value-type="float">
            <text:p>0.0133445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B52]+[.B67]+[.B82])/3" office:value-type="float" office:value="33.33869379" calcext:value-type="float">
            <text:p>33.33869379</text:p>
          </table:table-cell>
          <table:table-cell table:formula="of:=( MAX([.B52];[.B67];[.B82]) -  MIN([.B52];[.B67];[.B82])   )/2" office:value-type="float" office:value="0.264573065" calcext:value-type="float">
            <text:p>0.264573065</text:p>
          </table:table-cell>
          <table:table-cell table:number-columns-repeated="4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AX([.B6]:OFFSET([.B6];0;[.A6]-1))" office:value-type="float" office:value="22.2142171" calcext:value-type="float">
            <text:p>22.2142171</text:p>
          </table:table-cell>
          <table:table-cell table:formula="of:=( MAX([.B6]:OFFSET([.B6];0;[.A6]-1)) - MIN([.B6]:OFFSET([.B6];0;[.A6]-1)) )/2" office:value-type="float" office:value="0.0798696000000003" calcext:value-type="float">
            <text:p>0.079869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B53]+[.B68]+[.B83])/3" office:value-type="float" office:value="22.1630522166667" calcext:value-type="float">
            <text:p>22.1630522166667</text:p>
          </table:table-cell>
          <table:table-cell table:formula="of:=( MAX([.B53];[.B68];[.B83]) -  MIN([.B53];[.B68];[.B83])   )/2" office:value-type="float" office:value="0.0502781799999994" calcext:value-type="float">
            <text:p>0.050278179999999</text:p>
          </table:table-cell>
          <table:table-cell table:number-columns-repeated="4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X([.B7]:OFFSET([.B7];0;[.A7]-1))" office:value-type="float" office:value="16.73691364" calcext:value-type="float">
            <text:p>16.73691364</text:p>
          </table:table-cell>
          <table:table-cell table:formula="of:=( MAX([.B7]:OFFSET([.B7];0;[.A7]-1)) - MIN([.B7]:OFFSET([.B7];0;[.A7]-1)) )/2" office:value-type="float" office:value="0.00510020000000111" calcext:value-type="float">
            <text:p>0.00510020000000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B54]+[.B69]+[.B84])/3" office:value-type="float" office:value="16.7770444433333" calcext:value-type="float">
            <text:p>16.7770444433333</text:p>
          </table:table-cell>
          <table:table-cell table:formula="of:=( MAX([.B54];[.B69];[.B84]) -  MIN([.B54];[.B69];[.B84])   )/2" office:value-type="float" office:value="0.0304846149999989" calcext:value-type="float">
            <text:p>0.030484614999999</text:p>
          </table:table-cell>
          <table:table-cell table:number-columns-repeated="4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AX([.B8]:OFFSET([.B8];0;[.A8]-1))" office:value-type="float" office:value="13.56830795" calcext:value-type="float">
            <text:p>13.56830795</text:p>
          </table:table-cell>
          <table:table-cell table:formula="of:=( MAX([.B8]:OFFSET([.B8];0;[.A8]-1)) - MIN([.B8]:OFFSET([.B8];0;[.A8]-1)) )/2" office:value-type="float" office:value="0.0206720649999994" calcext:value-type="float">
            <text:p>0.02067206499999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[.B55]+[.B70]+[.B85])/3" office:value-type="float" office:value="13.9111898633333" calcext:value-type="float">
            <text:p>13.9111898633333</text:p>
          </table:table-cell>
          <table:table-cell table:formula="of:=( MAX([.B55];[.B70];[.B85]) -  MIN([.B55];[.B70];[.B85])   )/2" office:value-type="float" office:value="0.494504535" calcext:value-type="float">
            <text:p>0.494504535</text:p>
          </table:table-cell>
          <table:table-cell table:number-columns-repeated="4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AX([.B9]:OFFSET([.B9];0;[.A9]-1))" office:value-type="float" office:value="11.45521032" calcext:value-type="float">
            <text:p>11.45521032</text:p>
          </table:table-cell>
          <table:table-cell table:formula="of:=( MAX([.B9]:OFFSET([.B9];0;[.A9]-1)) - MIN([.B9]:OFFSET([.B9];0;[.A9]-1)) )/2" office:value-type="float" office:value="0.054767" calcext:value-type="float">
            <text:p>0.05476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([.B56]+[.B71]+[.B86])/3" office:value-type="float" office:value="11.5688711333333" calcext:value-type="float">
            <text:p>11.5688711333333</text:p>
          </table:table-cell>
          <table:table-cell table:formula="of:=( MAX([.B56];[.B71];[.B86]) -  MIN([.B56];[.B71];[.B86])   )/2" office:value-type="float" office:value="0.15948332" calcext:value-type="float">
            <text:p>0.15948332</text:p>
          </table:table-cell>
          <table:table-cell table:number-columns-repeated="4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AX([.B10]:OFFSET([.B10];0;[.A10]-1))" office:value-type="float" office:value="10.85853055" calcext:value-type="float">
            <text:p>10.85853055</text:p>
          </table:table-cell>
          <table:table-cell table:formula="of:=( MAX([.B10]:OFFSET([.B10];0;[.A10]-1)) - MIN([.B10]:OFFSET([.B10];0;[.A10]-1)) )/2" office:value-type="float" office:value="0.506868195" calcext:value-type="float">
            <text:p>0.50686819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([.B57]+[.B72]+[.B87])/3" office:value-type="float" office:value="10.84720825" calcext:value-type="float">
            <text:p>10.84720825</text:p>
          </table:table-cell>
          <table:table-cell table:formula="of:=( MAX([.B57];[.B72];[.B87]) -  MIN([.B57];[.B72];[.B87])   )/2" office:value-type="float" office:value="0.25277138" calcext:value-type="float">
            <text:p>0.25277138</text:p>
          </table:table-cell>
          <table:table-cell table:number-columns-repeated="4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AX([.B11]:OFFSET([.B11];0;[.A11]-1))" office:value-type="float" office:value="9.57965058" calcext:value-type="float">
            <text:p>9.57965058</text:p>
          </table:table-cell>
          <table:table-cell table:formula="of:=( MAX([.B11]:OFFSET([.B11];0;[.A11]-1)) - MIN([.B11]:OFFSET([.B11];0;[.A11]-1)) )/2" office:value-type="float" office:value="0.0965226599999998" calcext:value-type="float">
            <text:p>0.0965226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([.B58]+[.B73]+[.B88])/3" office:value-type="float" office:value="9.68600406333333" calcext:value-type="float">
            <text:p>9.68600406333333</text:p>
          </table:table-cell>
          <table:table-cell table:formula="of:=( MAX([.B58];[.B73];[.B88]) -  MIN([.B58];[.B73];[.B88])   )/2" office:value-type="float" office:value="0.1356633" calcext:value-type="float">
            <text:p>0.1356633</text:p>
          </table:table-cell>
          <table:table-cell table:number-columns-repeated="4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AX([.B12]:OFFSET([.B12];0;[.A12]-1))" office:value-type="float" office:value="8.69023891" calcext:value-type="float">
            <text:p>8.69023891</text:p>
          </table:table-cell>
          <table:table-cell table:formula="of:=( MAX([.B12]:OFFSET([.B12];0;[.A12]-1)) - MIN([.B12]:OFFSET([.B12];0;[.A12]-1)) )/2" office:value-type="float" office:value="0.174111659999999" calcext:value-type="float">
            <text:p>0.17411165999999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([.B59]+[.B74]+[.B89])/3" office:value-type="float" office:value="8.57266266" calcext:value-type="float">
            <text:p>8.57266266</text:p>
          </table:table-cell>
          <table:table-cell table:formula="of:=( MAX([.B59];[.B74];[.B89]) -  MIN([.B59];[.B74];[.B89])   )/2" office:value-type="float" office:value="0.118914745" calcext:value-type="float">
            <text:p>0.118914745</text:p>
          </table:table-cell>
          <table:table-cell table:number-columns-repeated="4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AX([.B13]:OFFSET([.B13];0;[.A13]-1))" office:value-type="float" office:value="7.79896546" calcext:value-type="float">
            <text:p>7.79896546</text:p>
          </table:table-cell>
          <table:table-cell table:formula="of:=( MAX([.B13]:OFFSET([.B13];0;[.A13]-1)) - MIN([.B13]:OFFSET([.B13];0;[.A13]-1)) )/2" office:value-type="float" office:value="0.02456397" calcext:value-type="float">
            <text:p>0.0245639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[.B60]+[.B75]+[.B90])/3" office:value-type="float" office:value="7.86108394666667" calcext:value-type="float">
            <text:p>7.86108394666667</text:p>
          </table:table-cell>
          <table:table-cell table:formula="of:=( MAX([.B60];[.B75];[.B90]) -  MIN([.B60];[.B75];[.B90])   )/2" office:value-type="float" office:value="0.0656399250000002" calcext:value-type="float">
            <text:p>0.065639925</text:p>
          </table:table-cell>
          <table:table-cell table:number-columns-repeated="4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AX([.B14]:OFFSET([.B14];0;[.A14]-1))" office:value-type="float" office:value="7.31287763" calcext:value-type="float">
            <text:p>7.31287763</text:p>
          </table:table-cell>
          <table:table-cell table:formula="of:=( MAX([.B14]:OFFSET([.B14];0;[.A14]-1)) - MIN([.B14]:OFFSET([.B14];0;[.A14]-1)) )/2" office:value-type="float" office:value="0.0650241650000001" calcext:value-type="float">
            <text:p>0.06502416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([.B61]+[.B76]+[.B91])/3" office:value-type="float" office:value="7.61691025333333" calcext:value-type="float">
            <text:p>7.61691025333333</text:p>
          </table:table-cell>
          <table:table-cell table:formula="of:=( MAX([.B61];[.B76];[.B91]) -  MIN([.B61];[.B76];[.B91])   )/2" office:value-type="float" office:value="0.25321537" calcext:value-type="float">
            <text:p>0.25321537</text:p>
          </table:table-cell>
          <table:table-cell table:number-columns-repeated="4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AX([.B15]:OFFSET([.B15];0;[.A15]-1))" office:value-type="float" office:value="7.27986278" calcext:value-type="float">
            <text:p>7.27986278</text:p>
          </table:table-cell>
          <table:table-cell table:formula="of:=( MAX([.B15]:OFFSET([.B15];0;[.A15]-1)) - MIN([.B15]:OFFSET([.B15];0;[.A15]-1)) )/2" office:value-type="float" office:value="0.341496565" calcext:value-type="float">
            <text:p>0.34149656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([.B62]+[.B77]+[.B92])/3" office:value-type="float" office:value="6.99414978666667" calcext:value-type="float">
            <text:p>6.99414978666667</text:p>
          </table:table-cell>
          <table:table-cell table:formula="of:=( MAX([.B62];[.B77];[.B92]) -  MIN([.B62];[.B77];[.B92])   )/2" office:value-type="float" office:value="0.282196" calcext:value-type="float">
            <text:p>0.282196</text:p>
          </table:table-cell>
          <table:table-cell table:number-columns-repeated="42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X([.B18]:OFFSET([.B18];0;[.A18]-1))" office:value-type="float" office:value="262.97207492" calcext:value-type="float">
            <text:p>262.97207492</text:p>
          </table:table-cell>
          <table:table-cell table:formula="of:=( MAX([.B18]:OFFSET([.B18];0;[.A18]-1)) - MIN([.B18]:OFFSET([.B18];0;[.A18]-1)) )/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AX([.B19]:OFFSET([.B19];0;[.A19]-1))" office:value-type="float" office:value="65.84452442" calcext:value-type="float">
            <text:p>65.84452442</text:p>
          </table:table-cell>
          <table:table-cell table:formula="of:=( MAX([.B19]:OFFSET([.B19];0;[.A19]-1)) - MIN([.B19]:OFFSET([.B19];0;[.A19]-1)) )/2" office:value-type="float" office:value="0.00012428000000142" calcext:value-type="float">
            <text:p>0.000124280000001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AX([.B20]:OFFSET([.B20];0;[.A20]-1))" office:value-type="float" office:value="33.46640502" calcext:value-type="float">
            <text:p>33.46640502</text:p>
          </table:table-cell>
          <table:table-cell table:formula="of:=( MAX([.B20]:OFFSET([.B20];0;[.A20]-1)) - MIN([.B20]:OFFSET([.B20];0;[.A20]-1)) )/2" office:value-type="float" office:value="0.241260560000001" calcext:value-type="float">
            <text:p>0.241260560000001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AX([.B21]:OFFSET([.B21];0;[.A21]-1))" office:value-type="float" office:value="22.16127881" calcext:value-type="float">
            <text:p>22.16127881</text:p>
          </table:table-cell>
          <table:table-cell table:formula="of:=( MAX([.B21]:OFFSET([.B21];0;[.A21]-1)) - MIN([.B21]:OFFSET([.B21];0;[.A21]-1)) )/2" office:value-type="float" office:value="0.00700485999999856" calcext:value-type="float">
            <text:p>0.007004859999999</text:p>
          </table:table-cell>
          <table:table-cell table:number-columns-repeated="4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X([.B22]:OFFSET([.B22];0;[.A22]-1))" office:value-type="float" office:value="16.79788287" calcext:value-type="float">
            <text:p>16.79788287</text:p>
          </table:table-cell>
          <table:table-cell table:formula="of:=( MAX([.B22]:OFFSET([.B22];0;[.A22]-1)) - MIN([.B22]:OFFSET([.B22];0;[.A22]-1)) )/2" office:value-type="float" office:value="0.000577755000000124" calcext:value-type="float">
            <text:p>0.000577755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AX([.B23]:OFFSET([.B23];0;[.A23]-1))" office:value-type="float" office:value="13.60794462" calcext:value-type="float">
            <text:p>13.60794462</text:p>
          </table:table-cell>
          <table:table-cell table:formula="of:=( MAX([.B23]:OFFSET([.B23];0;[.A23]-1)) - MIN([.B23]:OFFSET([.B23];0;[.A23]-1)) )/2" office:value-type="float" office:value="0.0415430099999998" calcext:value-type="float">
            <text:p>0.04154301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AX([.B24]:OFFSET([.B24];0;[.A24]-1))" office:value-type="float" office:value="11.77417696" calcext:value-type="float">
            <text:p>11.77417696</text:p>
          </table:table-cell>
          <table:table-cell table:formula="of:=( MAX([.B24]:OFFSET([.B24];0;[.A24]-1)) - MIN([.B24]:OFFSET([.B24];0;[.A24]-1)) )/2" office:value-type="float" office:value="0.19681287" calcext:value-type="float">
            <text:p>0.19681287</text:p>
          </table:table-cell>
          <table:table-cell table:number-columns-repeated="4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AX([.B25]:OFFSET([.B25];0;[.A25]-1))" office:value-type="float" office:value="11.09431848" calcext:value-type="float">
            <text:p>11.09431848</text:p>
          </table:table-cell>
          <table:table-cell table:formula="of:=( MAX([.B25]:OFFSET([.B25];0;[.A25]-1)) - MIN([.B25]:OFFSET([.B25];0;[.A25]-1)) )/2" office:value-type="float" office:value="0.69224666" calcext:value-type="float">
            <text:p>0.69224666</text:p>
          </table:table-cell>
          <table:table-cell table:number-columns-repeated="4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AX([.B26]:OFFSET([.B26];0;[.A26]-1))" office:value-type="float" office:value="9.85097718" calcext:value-type="float">
            <text:p>9.85097718</text:p>
          </table:table-cell>
          <table:table-cell table:formula="of:=( MAX([.B26]:OFFSET([.B26];0;[.A26]-1)) - MIN([.B26]:OFFSET([.B26];0;[.A26]-1)) )/2" office:value-type="float" office:value="0.295148364999999" calcext:value-type="float">
            <text:p>0.295148364999999</text:p>
          </table:table-cell>
          <table:table-cell table:number-columns-repeated="4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AX([.B27]:OFFSET([.B27];0;[.A27]-1))" office:value-type="float" office:value="8.57533965" calcext:value-type="float">
            <text:p>8.57533965</text:p>
          </table:table-cell>
          <table:table-cell table:formula="of:=( MAX([.B27]:OFFSET([.B27];0;[.A27]-1)) - MIN([.B27]:OFFSET([.B27];0;[.A27]-1)) )/2" office:value-type="float" office:value="0.10997531" calcext:value-type="float">
            <text:p>0.10997531</text:p>
          </table:table-cell>
          <table:table-cell table:number-columns-repeated="4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AX([.B28]:OFFSET([.B28];0;[.A28]-1))" office:value-type="float" office:value="7.85404107" calcext:value-type="float">
            <text:p>7.85404107</text:p>
          </table:table-cell>
          <table:table-cell table:formula="of:=( MAX([.B28]:OFFSET([.B28];0;[.A28]-1)) - MIN([.B28]:OFFSET([.B28];0;[.A28]-1)) )/2" office:value-type="float" office:value="0.140035645" calcext:value-type="float">
            <text:p>0.140035645</text:p>
          </table:table-cell>
          <table:table-cell table:number-columns-repeated="4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AX([.B29]:OFFSET([.B29];0;[.A29]-1))" office:value-type="float" office:value="7.81930837" calcext:value-type="float">
            <text:p>7.81930837</text:p>
          </table:table-cell>
          <table:table-cell table:formula="of:=( MAX([.B29]:OFFSET([.B29];0;[.A29]-1)) - MIN([.B29]:OFFSET([.B29];0;[.A29]-1)) )/2" office:value-type="float" office:value="0.332488675" calcext:value-type="float">
            <text:p>0.332488675</text:p>
          </table:table-cell>
          <table:table-cell table:number-columns-repeated="4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AX([.B30]:OFFSET([.B30];0;[.A30]-1))" office:value-type="float" office:value="6.9871158" calcext:value-type="float">
            <text:p>6.9871158</text:p>
          </table:table-cell>
          <table:table-cell table:formula="of:=( MAX([.B30]:OFFSET([.B30];0;[.A30]-1)) - MIN([.B30]:OFFSET([.B30];0;[.A30]-1)) )/2" office:value-type="float" office:value="0.25191861" calcext:value-type="float">
            <text:p>0.25191861</text:p>
          </table:table-cell>
          <table:table-cell table:number-columns-repeated="47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X([.B33]:OFFSET([.B33];0;[.A33]-1))" office:value-type="float" office:value="264.67443895" calcext:value-type="float">
            <text:p>264.67443895</text:p>
          </table:table-cell>
          <table:table-cell table:formula="of:=( MAX([.B33]:OFFSET([.B33];0;[.A33]-1)) - MIN([.B33]:OFFSET([.B33];0;[.A33]-1)) )/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AX([.B34]:OFFSET([.B34];0;[.A34]-1))" office:value-type="float" office:value="65.84613945" calcext:value-type="float">
            <text:p>65.84613945</text:p>
          </table:table-cell>
          <table:table-cell table:formula="of:=( MAX([.B34]:OFFSET([.B34];0;[.A34]-1)) - MIN([.B34]:OFFSET([.B34];0;[.A34]-1)) )/2" office:value-type="float" office:value="0.00018413999999467" calcext:value-type="float">
            <text:p>0.000184139999995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AX([.B35]:OFFSET([.B35];0;[.A35]-1))" office:value-type="float" office:value="33.53941124" calcext:value-type="float">
            <text:p>33.53941124</text:p>
          </table:table-cell>
          <table:table-cell table:formula="of:=( MAX([.B35]:OFFSET([.B35];0;[.A35]-1)) - MIN([.B35]:OFFSET([.B35];0;[.A35]-1)) )/2" office:value-type="float" office:value="0.278661854999999" calcext:value-type="float">
            <text:p>0.278661854999999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AX([.B36]:OFFSET([.B36];0;[.A36]-1))" office:value-type="float" office:value="22.11366074" calcext:value-type="float">
            <text:p>22.11366074</text:p>
          </table:table-cell>
          <table:table-cell table:formula="of:=( MAX([.B36]:OFFSET([.B36];0;[.A36]-1)) - MIN([.B36]:OFFSET([.B36];0;[.A36]-1)) )/2" office:value-type="float" office:value="0.000897435000000613" calcext:value-type="float">
            <text:p>0.000897435000001</text:p>
          </table:table-cell>
          <table:table-cell table:number-columns-repeated="4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X([.B37]:OFFSET([.B37];0;[.A37]-1))" office:value-type="float" office:value="16.79633682" calcext:value-type="float">
            <text:p>16.79633682</text:p>
          </table:table-cell>
          <table:table-cell table:formula="of:=( MAX([.B37]:OFFSET([.B37];0;[.A37]-1)) - MIN([.B37]:OFFSET([.B37];0;[.A37]-1)) )/2" office:value-type="float" office:value="0.000111130000000514" calcext:value-type="float">
            <text:p>0.000111130000001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AX([.B38]:OFFSET([.B38];0;[.A38]-1))" office:value-type="float" office:value="14.55731702" calcext:value-type="float">
            <text:p>14.55731702</text:p>
          </table:table-cell>
          <table:table-cell table:formula="of:=( MAX([.B38]:OFFSET([.B38];0;[.A38]-1)) - MIN([.B38]:OFFSET([.B38];0;[.A38]-1)) )/2" office:value-type="float" office:value="0.38782933" calcext:value-type="float">
            <text:p>0.38782933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AX([.B39]:OFFSET([.B39];0;[.A39]-1))" office:value-type="float" office:value="11.47722612" calcext:value-type="float">
            <text:p>11.47722612</text:p>
          </table:table-cell>
          <table:table-cell table:formula="of:=( MAX([.B39]:OFFSET([.B39];0;[.A39]-1)) - MIN([.B39]:OFFSET([.B39];0;[.A39]-1)) )/2" office:value-type="float" office:value="0.0720534199999996" calcext:value-type="float">
            <text:p>0.07205342</text:p>
          </table:table-cell>
          <table:table-cell table:number-columns-repeated="4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AX([.B40]:OFFSET([.B40];0;[.A40]-1))" office:value-type="float" office:value="10.58877572" calcext:value-type="float">
            <text:p>10.58877572</text:p>
          </table:table-cell>
          <table:table-cell table:formula="of:=( MAX([.B40]:OFFSET([.B40];0;[.A40]-1)) - MIN([.B40]:OFFSET([.B40];0;[.A40]-1)) )/2" office:value-type="float" office:value="0.3797704" calcext:value-type="float">
            <text:p>0.3797704</text:p>
          </table:table-cell>
          <table:table-cell table:number-columns-repeated="4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AX([.B41]:OFFSET([.B41];0;[.A41]-1))" office:value-type="float" office:value="9.62738443" calcext:value-type="float">
            <text:p>9.62738443</text:p>
          </table:table-cell>
          <table:table-cell table:formula="of:=( MAX([.B41]:OFFSET([.B41];0;[.A41]-1)) - MIN([.B41]:OFFSET([.B41];0;[.A41]-1)) )/2" office:value-type="float" office:value="0.0592614849999995" calcext:value-type="float">
            <text:p>0.059261485</text:p>
          </table:table-cell>
          <table:table-cell table:number-columns-repeated="4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AX([.B42]:OFFSET([.B42];0;[.A42]-1))" office:value-type="float" office:value="8.45240942" calcext:value-type="float">
            <text:p>8.45240942</text:p>
          </table:table-cell>
          <table:table-cell table:formula="of:=( MAX([.B42]:OFFSET([.B42];0;[.A42]-1)) - MIN([.B42]:OFFSET([.B42];0;[.A42]-1)) )/2" office:value-type="float" office:value="0.0223826950000001" calcext:value-type="float">
            <text:p>0.022382695</text:p>
          </table:table-cell>
          <table:table-cell table:number-columns-repeated="4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AX([.B43]:OFFSET([.B43];0;[.A43]-1))" office:value-type="float" office:value="7.93024531" calcext:value-type="float">
            <text:p>7.93024531</text:p>
          </table:table-cell>
          <table:table-cell table:formula="of:=( MAX([.B43]:OFFSET([.B43];0;[.A43]-1)) - MIN([.B43]:OFFSET([.B43];0;[.A43]-1)) )/2" office:value-type="float" office:value="0.0461040850000001" calcext:value-type="float">
            <text:p>0.046104085</text:p>
          </table:table-cell>
          <table:table-cell table:number-columns-repeated="4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AX([.B44]:OFFSET([.B44];0;[.A44]-1))" office:value-type="float" office:value="7.71854476" calcext:value-type="float">
            <text:p>7.71854476</text:p>
          </table:table-cell>
          <table:table-cell table:formula="of:=( MAX([.B44]:OFFSET([.B44];0;[.A44]-1)) - MIN([.B44]:OFFSET([.B44];0;[.A44]-1)) )/2" office:value-type="float" office:value="0.40168647" calcext:value-type="float">
            <text:p>0.40168647</text:p>
          </table:table-cell>
          <table:table-cell table:number-columns-repeated="4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AX([.B45]:OFFSET([.B45];0;[.A45]-1))" office:value-type="float" office:value="6.71547078" calcext:value-type="float">
            <text:p>6.71547078</text:p>
          </table:table-cell>
          <table:table-cell table:formula="of:=( MAX([.B45]:OFFSET([.B45];0;[.A45]-1)) - MIN([.B45]:OFFSET([.B45];0;[.A45]-1)) )/2" office:value-type="float" office:value="0.102691165" calcext:value-type="float">
            <text:p>0.102691165</text:p>
          </table:table-cell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01:39:39.776498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09T01:45:08.069658900</dc:date>
    <meta:editing-duration>PT7M41S</meta:editing-duration>
    <meta:editing-cycles>4</meta:editing-cycles>
    <meta:generator>LibreOffice/7.0.2.2$Linux_X86_64 LibreOffice_project/00$Build-2</meta:generator>
    <meta:document-statistic meta:table-count="1" meta:cell-count="1182" meta:object-count="0"/>
  </office:meta>
</office:document-meta>
</file>